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c82" officeooo:paragraph-rsid="000b876c"/>
    </style:style>
    <style:style style:name="P2" style:family="paragraph" style:parent-style-name="Standard">
      <style:text-properties officeooo:rsid="0010eaff" officeooo:paragraph-rsid="000b876c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569cd6" loext:opacity="100%" style:font-name="Droid Sans Mono" fo:font-size="10.5pt" fo:font-weight="normal" officeooo:rsid="000f0c82" officeooo:paragraph-rsid="000b876c" fo:background-color="#1f1f1f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0b876c" fo:background-color="#1e1e1e" style:font-size-asian="7pt" style:font-size-complex="7p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fo:font-weight="normal" fo:background-color="#1f1f1f"/>
    </style:style>
    <style:style style:name="P7" style:family="paragraph" style:parent-style-name="Standard">
      <style:text-properties fo:color="#6a9955" loext:opacity="100%" style:font-name="Droid Sans Mono" fo:font-size="7pt" fo:font-weight="normal" officeooo:paragraph-rsid="000b876c" fo:background-color="#1e1e1e" style:font-size-asian="7pt" style:font-size-complex="7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text-properties fo:color="#6a9955" loext:opacity="100%" style:font-name="Droid Sans Mono" fo:font-size="10.5pt" fo:font-weight="normal" officeooo:paragraph-rsid="000b876c" fo:background-color="#1f1f1f" style:font-size-asian="7pt" style:font-size-complex="7pt"/>
    </style:style>
    <style:style style:name="P10" style:family="paragraph" style:parent-style-name="Standard">
      <style:text-properties fo:color="#6a9955" loext:opacity="100%" style:font-name="Droid Sans Mono" fo:font-size="10.5pt" fo:font-weight="normal" officeooo:rsid="0010eaff" officeooo:paragraph-rsid="000b876c" fo:background-color="#1f1f1f"/>
    </style:style>
    <style:style style:name="P11" style:family="paragraph" style:parent-style-name="Standard">
      <style:text-properties fo:color="#6a9955" loext:opacity="100%" style:font-name="Droid Sans Mono" fo:font-size="10.5pt" fo:font-weight="normal" officeooo:rsid="000f0c82" officeooo:paragraph-rsid="000b876c" fo:background-color="#1f1f1f"/>
    </style:style>
    <style:style style:name="P12" style:family="paragraph" style:parent-style-name="Standard">
      <style:text-properties officeooo:paragraph-rsid="000b876c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officeooo:paragraph-rsid="000b876c" fo:background-color="#1f1f1f"/>
    </style:style>
    <style:style style:name="P17" style:family="paragraph" style:parent-style-name="Standard">
      <style:text-properties fo:color="#cccccc" loext:opacity="100%" style:font-name="Droid Sans Mono" fo:font-size="10.5pt" fo:font-weight="normal" officeooo:rsid="0010eaff" officeooo:paragraph-rsid="000b876c" fo:background-color="#1f1f1f"/>
    </style:style>
    <style:style style:name="P18" style:family="paragraph" style:parent-style-name="Standard">
      <style:paragraph-properties fo:margin-top="0cm" fo:margin-bottom="0.499cm" style:contextual-spacing="false" style:line-height-at-least="0.503cm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fo:margin-top="0cm" fo:margin-bottom="0.499cm" style:contextual-spacing="false" style:line-height-at-least="0.503cm"/>
      <style:text-properties officeooo:paragraph-rsid="000b876c"/>
    </style:style>
    <style:style style:name="P21" style:family="paragraph" style:parent-style-name="Standard">
      <style:text-properties fo:color="#000000" loext:opacity="100%" officeooo:rsid="000f0c82" officeooo:paragraph-rsid="000b876c"/>
    </style:style>
    <style:style style:name="P2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officeooo:rsid="000b876c" officeooo:paragraph-rsid="000b876c" fo:background-color="transparent"/>
    </style:style>
    <style:style style:name="P23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officeooo:paragraph-rsid="000b876c" fo:background-color="#1f1f1f" style:font-size-asian="7pt" style:font-size-complex="7pt"/>
    </style:style>
    <style:style style:name="T1" style:family="text">
      <style:text-properties officeooo:rsid="0010eaff"/>
    </style:style>
    <style:style style:name="T2" style:family="text">
      <style:text-properties fo:color="#dcdcaa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808080" loext:opacity="100%"/>
    </style:style>
    <style:style style:name="T9" style:family="text">
      <style:text-properties fo:color="#6a9955" loext:opacity="100%"/>
    </style:style>
    <style:style style:name="T10" style:family="text">
      <style:text-properties style:text-underline-style="solid" style:text-underline-width="auto" style:text-underline-color="font-color" fo:font-weight="bold" officeooo:rsid="000f0c82" style:font-weight-asian="bold" style:font-weight-complex="bold"/>
    </style:style>
    <style:style style:name="T11" style:family="text">
      <style:text-properties fo:color="#d4d4d4" loext:opacity="100%"/>
    </style:style>
    <style:style style:name="T12" style:family="text">
      <style:text-properties officeooo:rsid="000b876c"/>
    </style:style>
    <style:style style:name="T1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4" style:family="text">
      <style:text-properties officeooo:rsid="000f0c82"/>
    </style:style>
    <style:style style:name="T15" style:family="text">
      <style:text-properties fo:color="#000000" loext:opacity="100%" style:font-name="Droid Sans Mono" fo:font-size="10.5pt" fo:font-weight="normal" officeooo:rsid="000f0c82" fo:background-color="transparent" loext:char-shading-value="0"/>
    </style:style>
    <style:style style:name="T16" style:family="text">
      <style:text-properties fo:color="#000000" loext:opacity="100%" style:font-name="Droid Sans Mono" fo:font-size="10.5pt" fo:font-weight="normal" officeooo:rsid="000b876c" fo:background-color="transparent" loext:char-shading-value="0"/>
    </style:style>
    <style:style style:name="T17" style:family="text">
      <style:text-properties fo:color="#b5cea8" loext:opacity="100%"/>
    </style:style>
    <style:style style:name="T18" style:family="text">
      <style:text-properties fo:color="#4fc1ff" loext:opacity="100%"/>
    </style:style>
    <style:style style:name="T19" style:family="text">
      <style:text-properties officeooo:rsid="000d3f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<text:span text:style-name="T1">la configuration de</text:span> ma base de données the district : </text:p>
      <text:p text:style-name="P1"/>
      <text:p text:style-name="P1"/>
      <text:p text:style-name="P2">Voici l’appel à ma database dans le fichier : database.php</text:p>
      <text:p text:style-name="P9">&lt;!-- Ici laconnexion avec ma base de donnée "thedistrict" sur Dbeaver --&gt;</text:p>
      <text:p text:style-name="P18"/>
      <text:p text:style-name="P3">&lt;?php</text:p>
      <text:p text:style-name="P13"><text:span text:style-name="T2">session_start</text:span><text:span text:style-name="T11">();</text:span></text:p>
      <text:p text:style-name="P13"><text:span text:style-name="T3">require_once</text:span><text:span text:style-name="T11">(</text:span><text:span text:style-name="T4">'dao.php'</text:span><text:span text:style-name="T11">);</text:span></text:p>
      <text:p text:style-name="P19"/>
      <text:p text:style-name="P13"><text:span text:style-name="T5">$servername</text:span><text:span text:style-name="T11"> = </text:span><text:span text:style-name="T4">"localhost"</text:span><text:span text:style-name="T11">;</text:span></text:p>
      <text:p text:style-name="P13"><text:span text:style-name="T5">$username</text:span><text:span text:style-name="T11"> = </text:span><text:span text:style-name="T4">"admin"</text:span><text:span text:style-name="T11">;</text:span></text:p>
      <text:p text:style-name="P13"><text:span text:style-name="T5">$password</text:span><text:span text:style-name="T11"> = </text:span><text:span text:style-name="T4">"Afpa1234"</text:span><text:span text:style-name="T11">;</text:span></text:p>
      <text:p text:style-name="P13"><text:span text:style-name="T5">$dbname</text:span><text:span text:style-name="T11"> = </text:span><text:span text:style-name="T4">"thedistrict"</text:span><text:span text:style-name="T11">;</text:span></text:p>
      <text:p text:style-name="P19"/>
      <text:p text:style-name="P13"><text:span text:style-name="T3">try</text:span><text:span text:style-name="T11"> {</text:span></text:p>
      <text:p text:style-name="P13"><text:span text:style-name="T5">$conn</text:span><text:span text:style-name="T11"> = </text:span><text:span text:style-name="T6">new</text:span><text:span text:style-name="T11"> </text:span><text:span text:style-name="T7">PDO</text:span><text:span text:style-name="T11">(</text:span><text:span text:style-name="T4">"mysql:host=</text:span><text:span text:style-name="T5">$servername</text:span><text:span text:style-name="T4">;dbname=</text:span><text:span text:style-name="T5">$dbname</text:span><text:span text:style-name="T4">;charset=UTF8"</text:span><text:span text:style-name="T11">, </text:span><text:span text:style-name="T5">$username</text:span><text:span text:style-name="T11">, </text:span><text:span text:style-name="T5">$password</text:span><text:span text:style-name="T11">);</text:span></text:p>
      <text:p text:style-name="P8">// configurer le mode d'erreur PDO pour générer des exceptions</text:p>
      <text:p text:style-name="P13"><text:span text:style-name="T5">$conn</text:span><text:span text:style-name="T11">-&gt;</text:span><text:span text:style-name="T2">setAttribute</text:span><text:span text:style-name="T11">(</text:span><text:span text:style-name="T7">PDO</text:span><text:span text:style-name="T11">::ATTR_ERRMODE, </text:span><text:span text:style-name="T7">PDO</text:span><text:span text:style-name="T11">::ERRMODE_EXCEPTION);</text:span></text:p>
      <text:p text:style-name="P13"><text:span text:style-name="T11">} </text:span><text:span text:style-name="T3">catch</text:span><text:span text:style-name="T11">(</text:span><text:span text:style-name="T7">PDOException</text:span><text:span text:style-name="T11"> </text:span><text:span text:style-name="T5">$e</text:span><text:span text:style-name="T11">) {</text:span></text:p>
      <text:p text:style-name="P13"><text:span text:style-name="T2">echo</text:span><text:span text:style-name="T11"> </text:span><text:span text:style-name="T4">"Erreur de connexion à la base de données: "</text:span><text:span text:style-name="T11"> . </text:span><text:span text:style-name="T5">$e</text:span><text:span text:style-name="T11">-&gt;</text:span><text:span text:style-name="T2">getMessage</text:span><text:span text:style-name="T11">();</text:span></text:p>
      <text:p text:style-name="P6">}</text:p>
      <text:p text:style-name="P3">?&gt;</text:p>
      <text:p text:style-name="P14"/>
      <text:p text:style-name="P5"/>
      <text:p text:style-name="P2">Toutes mes fonctions sont stockées dans un seul ficher nommé dao.php</text:p>
      <text:p text:style-name="P10">&lt;!-- Ici le DAO: qui regroupe toutes mes fonctions --&gt;</text:p>
      <text:p text:style-name="P18"/>
      <text:p text:style-name="P3">&lt;?php</text:p>
      <text:p text:style-name="P19"/>
      <text:p text:style-name="P13"><text:span text:style-name="T6">function</text:span><text:span text:style-name="T11"> </text:span><text:span text:style-name="T2">search_plats</text:span><text:span text:style-name="T11">(</text:span><text:span text:style-name="T5">$conn</text:span><text:span text:style-name="T11">, </text:span><text:span text:style-name="T5">$search_query</text:span><text:span text:style-name="T11">) {</text:span></text:p>
      <text:p text:style-name="P13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plat </text:span><text:span text:style-name="T6">WHERE</text:span><text:span text:style-name="T4"> libelle </text:span><text:span text:style-name="T6">LIKE</text:span><text:span text:style-name="T4"> :search_query"</text:span><text:span text:style-name="T11">; </text:span></text:p>
      <text:p text:style-name="P13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3"><text:span text:style-name="T5">$stmt</text:span><text:span text:style-name="T11">-&gt;</text:span><text:span text:style-name="T2">bindValue</text:span><text:span text:style-name="T11">(</text:span><text:span text:style-name="T4">':search_query'</text:span><text:span text:style-name="T11">, </text:span><text:span text:style-name="T4">'%'</text:span><text:span text:style-name="T11"> . </text:span><text:span text:style-name="T5">$search_query</text:span><text:span text:style-name="T11"> . </text:span><text:span text:style-name="T4">'%'</text:span><text:span text:style-name="T11">, </text:span><text:span text:style-name="T7">PDO</text:span><text:span text:style-name="T11">::PARAM_STR);</text:span></text:p>
      <text:p text:style-name="P13"><text:span text:style-name="T5">$stmt</text:span><text:span text:style-name="T11">-&gt;</text:span><text:span text:style-name="T2">execute</text:span><text:span text:style-name="T11">();</text:span></text:p>
      <text:p text:style-name="P13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4"><text:line-break/><text:line-break/><text:line-break/></text:p>
      <text:p text:style-name="P8">// Fonction pour récupérer les catégories de la base de données</text:p>
      <text:p text:style-name="P13"><text:span text:style-name="T6">function</text:span><text:span text:style-name="T11"> </text:span><text:span text:style-name="T2">get_categories</text:span><text:span text:style-name="T11">(</text:span><text:span text:style-name="T5">$conn</text:span><text:span text:style-name="T11">, </text:span><text:span text:style-name="T5">$limit</text:span><text:span text:style-name="T11"> = </text:span><text:span text:style-name="T6">null</text:span><text:span text:style-name="T11">, </text:span><text:span text:style-name="T5">$offset</text:span><text:span text:style-name="T11"> = </text:span><text:span text:style-name="T6">null</text:span><text:span text:style-name="T11">) {</text:span></text:p>
      <text:p text:style-name="P8">// Requête SQL pour sélectionner toutes les catégories</text:p>
      <text:p text:style-name="P13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categorie </text:span><text:span text:style-name="T6">where</text:span><text:span text:style-name="T4"> categorie.active </text:span><text:span text:style-name="T11">=</text:span><text:span text:style-name="T4"> 'Yes'"</text:span><text:span text:style-name="T11">;</text:span></text:p>
      <text:p text:style-name="P8">// Si une limite est spécifiée, l'ajouter à la requête</text:p>
      <text:p text:style-name="P13"><text:soft-page-break/><text:span text:style-name="T3">if</text:span><text:span text:style-name="T11"> (</text:span><text:span text:style-name="T5">$limit</text:span><text:span text:style-name="T11"> !== </text:span><text:span text:style-name="T6">null</text:span><text:span text:style-name="T11">) {</text:span></text:p>
      <text:p text:style-name="P13"><text:span text:style-name="T5">$sql</text:span><text:span text:style-name="T11"> .= </text:span><text:span text:style-name="T4">" LIMIT </text:span><text:span text:style-name="T5">$limit</text:span><text:span text:style-name="T4">"</text:span><text:span text:style-name="T11">;</text:span></text:p>
      <text:p text:style-name="P6">}</text:p>
      <text:p text:style-name="P8">// Si un décalage est spécifié, l'ajouter à la requête</text:p>
      <text:p text:style-name="P13"><text:span text:style-name="T3">if</text:span><text:span text:style-name="T11"> (</text:span><text:span text:style-name="T5">$offset</text:span><text:span text:style-name="T11"> !== </text:span><text:span text:style-name="T6">null</text:span><text:span text:style-name="T11">) {</text:span></text:p>
      <text:p text:style-name="P13"><text:span text:style-name="T5">$sql</text:span><text:span text:style-name="T11"> .= </text:span><text:span text:style-name="T4">" OFFSET </text:span><text:span text:style-name="T5">$offset</text:span><text:span text:style-name="T4">"</text:span><text:span text:style-name="T11">;</text:span></text:p>
      <text:p text:style-name="P6">}</text:p>
      <text:p text:style-name="P8">// Préparer la requête</text:p>
      <text:p text:style-name="P13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8">// Exécuter la requête</text:p>
      <text:p text:style-name="P13"><text:span text:style-name="T5">$stmt</text:span><text:span text:style-name="T11">-&gt;</text:span><text:span text:style-name="T2">execute</text:span><text:span text:style-name="T11">();</text:span></text:p>
      <text:p text:style-name="P8">// Récupérer tous les résultats sous forme de tableau associatif</text:p>
      <text:p text:style-name="P13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9"/>
      <text:p text:style-name="P8">/* ************************************************* */</text:p>
      <text:p text:style-name="P19"/>
      <text:p text:style-name="P8">// Fonction pour récupérer les plats les plus vendus de la base de données</text:p>
      <text:p text:style-name="P13"><text:span text:style-name="T6">function</text:span><text:span text:style-name="T11"> </text:span><text:span text:style-name="T2">get_best_sellers</text:span><text:span text:style-name="T11">(</text:span><text:span text:style-name="T5">$conn</text:span><text:span text:style-name="T11">, </text:span><text:span text:style-name="T5">$limit</text:span><text:span text:style-name="T11">) {</text:span></text:p>
      <text:p text:style-name="P8">// Requête SQL pour sélectionner les informations nécessaires des plats les plus vendus</text:p>
      <text:p text:style-name="P13"><text:span text:style-name="T5">$sql</text:span><text:span text:style-name="T11"> = </text:span><text:span text:style-name="T4">"</text:span><text:span text:style-name="T6">SELECT</text:span><text:span text:style-name="T4"> p.id, p.libelle, p.image </text:span></text:p>
      <text:p text:style-name="P13"><text:span text:style-name="T6">FROM</text:span><text:span text:style-name="T4"> plat p </text:span></text:p>
      <text:p text:style-name="P13"><text:span text:style-name="T6">JOIN</text:span><text:span text:style-name="T4"> commande c </text:span><text:span text:style-name="T6">ON</text:span><text:span text:style-name="T4"> p.id </text:span><text:span text:style-name="T11">=</text:span><text:span text:style-name="T4"> c.id_plat </text:span></text:p>
      <text:p text:style-name="P13"><text:span text:style-name="T6">GROUP BY</text:span><text:span text:style-name="T4"> p.id </text:span></text:p>
      <text:p text:style-name="P13"><text:span text:style-name="T6">ORDER BY</text:span><text:span text:style-name="T4"> </text:span><text:span text:style-name="T2">COUNT</text:span><text:span text:style-name="T4">(c.id) </text:span><text:span text:style-name="T6">DESC</text:span><text:span text:style-name="T4"> </text:span></text:p>
      <text:p text:style-name="P13"><text:span text:style-name="T6">LIMIT</text:span><text:span text:style-name="T4"> :</text:span><text:span text:style-name="T6">limit</text:span><text:span text:style-name="T4">"</text:span><text:span text:style-name="T11">;</text:span></text:p>
      <text:p text:style-name="P13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3"><text:span text:style-name="T5">$stmt</text:span><text:span text:style-name="T11">-&gt;</text:span><text:span text:style-name="T2">bindParam</text:span><text:span text:style-name="T11">(</text:span><text:span text:style-name="T4">':limit'</text:span><text:span text:style-name="T11">, </text:span><text:span text:style-name="T5">$limit</text:span><text:span text:style-name="T11">, </text:span><text:span text:style-name="T7">PDO</text:span><text:span text:style-name="T11">::PARAM_INT);</text:span></text:p>
      <text:p text:style-name="P13"><text:span text:style-name="T5">$stmt</text:span><text:span text:style-name="T11">-&gt;</text:span><text:span text:style-name="T2">execute</text:span><text:span text:style-name="T11">();</text:span></text:p>
      <text:p text:style-name="P13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8"/>
      <text:p text:style-name="P8">/* ************************************************* */</text:p>
      <text:p text:style-name="P19"/>
      <text:p text:style-name="P13"><text:span text:style-name="T6">function</text:span><text:span text:style-name="T11"> </text:span><text:span text:style-name="T2">get_plats_by_categorie</text:span><text:span text:style-name="T11">(</text:span><text:span text:style-name="T5">$conn</text:span><text:span text:style-name="T11">, </text:span><text:span text:style-name="T5">$categorie_id</text:span><text:span text:style-name="T11">) {</text:span></text:p>
      <text:p text:style-name="P13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plat </text:span><text:span text:style-name="T6">WHERE</text:span><text:span text:style-name="T4"> id_categorie </text:span><text:span text:style-name="T11">=</text:span><text:span text:style-name="T4"> :categorie_id"</text:span><text:span text:style-name="T11">;</text:span></text:p>
      <text:p text:style-name="P13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3"><text:span text:style-name="T5">$stmt</text:span><text:span text:style-name="T11">-&gt;</text:span><text:span text:style-name="T2">bindParam</text:span><text:span text:style-name="T11">(</text:span><text:span text:style-name="T4">':categorie_id'</text:span><text:span text:style-name="T11">, </text:span><text:span text:style-name="T5">$categorie_id</text:span><text:span text:style-name="T11">);</text:span></text:p>
      <text:p text:style-name="P13"><text:span text:style-name="T5">$stmt</text:span><text:span text:style-name="T11">-&gt;</text:span><text:span text:style-name="T2">execute</text:span><text:span text:style-name="T11">();</text:span></text:p>
      <text:p text:style-name="P13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4"><text:line-break/></text:p>
      <text:p text:style-name="P8">/* ******************* RECUP LES PLATS: Page plat.php ****************************** */</text:p>
      <text:p text:style-name="P13"><text:span text:style-name="T6">function</text:span><text:span text:style-name="T11"> </text:span><text:span text:style-name="T2">getPlats</text:span><text:span text:style-name="T11">(</text:span><text:span text:style-name="T5">$conn</text:span><text:span text:style-name="T11">, </text:span><text:span text:style-name="T5">$idCategorie</text:span><text:span text:style-name="T11"> = </text:span><text:span text:style-name="T6">null</text:span><text:span text:style-name="T11">) {</text:span></text:p>
      <text:p text:style-name="P8">// Récupère les plats de la base de données</text:p>
      <text:p text:style-name="P13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plat"</text:span><text:span text:style-name="T11">;</text:span></text:p>
      <text:p text:style-name="P13"><text:span text:style-name="T3">if</text:span><text:span text:style-name="T11"> (</text:span><text:span text:style-name="T5">$idCategorie</text:span><text:span text:style-name="T11"> !== </text:span><text:span text:style-name="T6">null</text:span><text:span text:style-name="T11">) {</text:span></text:p>
      <text:p text:style-name="P13"><text:soft-page-break/><text:span text:style-name="T5">$sql</text:span><text:span text:style-name="T11"> .= </text:span><text:span text:style-name="T4">" WHERE id_categorie = :idCategorie"</text:span><text:span text:style-name="T11">;</text:span></text:p>
      <text:p text:style-name="P6">}</text:p>
      <text:p text:style-name="P13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3"><text:span text:style-name="T3">if</text:span><text:span text:style-name="T11"> (</text:span><text:span text:style-name="T5">$idCategorie</text:span><text:span text:style-name="T11"> !== </text:span><text:span text:style-name="T6">null</text:span><text:span text:style-name="T11">) {</text:span></text:p>
      <text:p text:style-name="P13"><text:span text:style-name="T5">$stmt</text:span><text:span text:style-name="T11">-&gt;</text:span><text:span text:style-name="T2">bindValue</text:span><text:span text:style-name="T11">(</text:span><text:span text:style-name="T4">':idCategorie'</text:span><text:span text:style-name="T11">, </text:span><text:span text:style-name="T5">$idCategorie</text:span><text:span text:style-name="T11">, </text:span><text:span text:style-name="T7">PDO</text:span><text:span text:style-name="T11">::PARAM_INT);</text:span></text:p>
      <text:p text:style-name="P6">}</text:p>
      <text:p text:style-name="P13"><text:span text:style-name="T5">$stmt</text:span><text:span text:style-name="T11">-&gt;</text:span><text:span text:style-name="T2">execute</text:span><text:span text:style-name="T11">();</text:span></text:p>
      <text:p text:style-name="P13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4"><text:line-break/></text:p>
      <text:p text:style-name="P8">/* ********************** RECUP LES CATÉGORIES: Page categorie.php *************************** */</text:p>
      <text:p text:style-name="P18"/>
      <text:p text:style-name="P8">// Fonction pour récupérer toutes les catégories de la base de données</text:p>
      <text:p text:style-name="P13"><text:span text:style-name="T6">function</text:span><text:span text:style-name="T11"> </text:span><text:span text:style-name="T2">getCategories</text:span><text:span text:style-name="T11">(){</text:span></text:p>
      <text:p text:style-name="P13"><text:span text:style-name="T6">global</text:span><text:span text:style-name="T11"> </text:span><text:span text:style-name="T5">$conn</text:span><text:span text:style-name="T11">; </text:span><text:span text:style-name="T9">// accès à la base de données globale</text:span></text:p>
      <text:p text:style-name="P13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categorie"</text:span><text:span text:style-name="T11">;</text:span></text:p>
      <text:p text:style-name="P13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3"><text:span text:style-name="T5">$stmt</text:span><text:span text:style-name="T11">-&gt;</text:span><text:span text:style-name="T2">execute</text:span><text:span text:style-name="T11">();</text:span></text:p>
      <text:p text:style-name="P13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8"/>
      <text:p text:style-name="P8">// Fonction pour récupérer une catégorie par son ID</text:p>
      <text:p text:style-name="P13"><text:span text:style-name="T6">function</text:span><text:span text:style-name="T11"> </text:span><text:span text:style-name="T2">getCategoryById</text:span><text:span text:style-name="T11">(</text:span><text:span text:style-name="T5">$conn</text:span><text:span text:style-name="T11">, </text:span><text:span text:style-name="T5">$idCategorie</text:span><text:span text:style-name="T11">) { </text:span><text:span text:style-name="T9">// Connexion entre page categorie.php et page plats.php</text:span></text:p>
      <text:p text:style-name="P8">// Requête SQL pour récupérer les informations de la catégorie sélectionnée</text:p>
      <text:p text:style-name="P13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categorie </text:span><text:span text:style-name="T6">WHERE</text:span><text:span text:style-name="T4"> id </text:span><text:span text:style-name="T11">=</text:span><text:span text:style-name="T4"> :idCategorie"</text:span><text:span text:style-name="T11">;</text:span></text:p>
      <text:p text:style-name="P13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3"><text:span text:style-name="T5">$stmt</text:span><text:span text:style-name="T11">-&gt;</text:span><text:span text:style-name="T2">bindParam</text:span><text:span text:style-name="T11">(</text:span><text:span text:style-name="T4">':idCategorie'</text:span><text:span text:style-name="T11">, </text:span><text:span text:style-name="T5">$idCategorie</text:span><text:span text:style-name="T11">);</text:span></text:p>
      <text:p text:style-name="P13"><text:span text:style-name="T5">$stmt</text:span><text:span text:style-name="T11">-&gt;</text:span><text:span text:style-name="T2">execute</text:span><text:span text:style-name="T11">();</text:span></text:p>
      <text:p text:style-name="P13"><text:span text:style-name="T3">return</text:span><text:span text:style-name="T11"> </text:span><text:span text:style-name="T5">$stmt</text:span><text:span text:style-name="T11">-&gt;</text:span><text:span text:style-name="T2">fetch</text:span><text:span text:style-name="T11">(</text:span><text:span text:style-name="T7">PDO</text:span><text:span text:style-name="T11">::FETCH_ASSOC);</text:span></text:p>
      <text:p text:style-name="P6">}</text:p>
      <text:p text:style-name="P18"/>
      <text:p text:style-name="P8">/* POur le bouton commander de ma page plats.php et ma page commande ************************************************* */</text:p>
      <text:p text:style-name="P19"/>
      <text:p text:style-name="P8">// Fonction pour récupérer les informations d'un platpar son ID</text:p>
      <text:p text:style-name="P13"><text:span text:style-name="T6">function</text:span><text:span text:style-name="T11"> </text:span><text:span text:style-name="T2">getPlatById</text:span><text:span text:style-name="T11">(</text:span><text:span text:style-name="T5">$conn</text:span><text:span text:style-name="T11">, </text:span><text:span text:style-name="T5">$id</text:span><text:span text:style-name="T11">) {</text:span></text:p>
      <text:p text:style-name="P13"><text:span text:style-name="T5">$query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plat </text:span><text:span text:style-name="T6">WHERE</text:span><text:span text:style-name="T4"> id </text:span><text:span text:style-name="T11">=</text:span><text:span text:style-name="T4"> :id"</text:span><text:span text:style-name="T11">;</text:span></text:p>
      <text:p text:style-name="P13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query</text:span><text:span text:style-name="T11">);</text:span></text:p>
      <text:p text:style-name="P13"><text:span text:style-name="T5">$stmt</text:span><text:span text:style-name="T11">-&gt;</text:span><text:span text:style-name="T2">bindParam</text:span><text:span text:style-name="T11">(</text:span><text:span text:style-name="T4">":id"</text:span><text:span text:style-name="T11">, </text:span><text:span text:style-name="T5">$id</text:span><text:span text:style-name="T11">, </text:span><text:span text:style-name="T7">PDO</text:span><text:span text:style-name="T11">::PARAM_INT);</text:span></text:p>
      <text:p text:style-name="P13"><text:span text:style-name="T5">$stmt</text:span><text:span text:style-name="T11">-&gt;</text:span><text:span text:style-name="T2">execute</text:span><text:span text:style-name="T11">();</text:span></text:p>
      <text:p text:style-name="P13"><text:span text:style-name="T3">return</text:span><text:span text:style-name="T11"> </text:span><text:span text:style-name="T5">$stmt</text:span><text:span text:style-name="T11">-&gt;</text:span><text:span text:style-name="T2">fetch</text:span><text:span text:style-name="T11">(</text:span><text:span text:style-name="T7">PDO</text:span><text:span text:style-name="T11">::FETCH_ASSOC);</text:span></text:p>
      <text:p text:style-name="P6">}</text:p>
      <text:p text:style-name="P19"/>
      <text:p text:style-name="P8">/* ************************************************* */</text:p>
      <text:p text:style-name="P14"><text:soft-page-break/><text:line-break/><text:line-break/><text:line-break/><text:line-break/></text:p>
      <text:p text:style-name="P3">?&gt;</text:p>
      <text:p text:style-name="P2"/>
      <text:p text:style-name="P1">Voici m<text:span text:style-name="T12">on entête header.php :</text:span></text:p>
      <text:p text:style-name="P17"><text:span text:style-name="T8">&lt;!</text:span><text:span text:style-name="T6">DOCTYPE</text:span> <text:span text:style-name="T5">html</text:span><text:span text:style-name="T8">&gt;</text:span></text:p>
      <text:p text:style-name="P13"><text:span text:style-name="T8">&lt;</text:span><text:span text:style-name="T6">html</text:span> <text:span text:style-name="T5">lang</text:span>=<text:span text:style-name="T4">"fr"</text:span><text:span text:style-name="T8">&gt;</text:span></text:p>
      <text:p text:style-name="P13"><text:span text:style-name="T8">&lt;</text:span><text:span text:style-name="T6">head</text:span><text:span text:style-name="T8">&gt;</text:span></text:p>
      <text:p text:style-name="P13"><text:span text:style-name="T8">&lt;</text:span><text:span text:style-name="T6">meta</text:span> <text:span text:style-name="T5">charset</text:span>=<text:span text:style-name="T4">"UTF-8"</text:span><text:span text:style-name="T8">&gt;</text:span></text:p>
      <text:p text:style-name="P13"><text:span text:style-name="T8">&lt;</text:span><text:span text:style-name="T6">meta</text:span> <text:span text:style-name="T5">name</text:span>=<text:span text:style-name="T4">"viewport"</text:span> <text:span text:style-name="T5">content</text:span>=<text:span text:style-name="T4">"width=device-width, initial-scale=1.0"</text:span><text:span text:style-name="T8">&gt;</text:span></text:p>
      <text:p text:style-name="P13"><text:span text:style-name="T8">&lt;</text:span><text:span text:style-name="T6">title</text:span><text:span text:style-name="T8">&gt;</text:span>Header / Menu<text:span text:style-name="T8">&lt;/</text:span><text:span text:style-name="T6">title</text:span><text:span text:style-name="T8">&gt;</text:span></text:p>
      <text:p text:style-name="P13"><text:span text:style-name="T8">&lt;</text:span><text:span text:style-name="T6">link</text:span> <text:span text:style-name="T5">href</text:span>=<text:span text:style-name="T4">"https://cdn.jsdelivr.net/npm/bootstrap@5.3.2/dist/css/bootstrap.min.css"</text:span> <text:span text:style-name="T5">rel</text:span>=<text:span text:style-name="T4">"stylesheet"</text:span> <text:span text:style-name="T5">integrity</text:span>=<text:span text:style-name="T4">"sha384-T3c6CoIi6uLrA9TneNEoa7RxnatzjcDSCmG1MXxSR1GAsXEV/Dwwykc2MPK8M2HN"</text:span> <text:span text:style-name="T5">crossorigin</text:span>=<text:span text:style-name="T4">"anonymous"</text:span><text:span text:style-name="T8">&gt;</text:span></text:p>
      <text:p text:style-name="P13"><text:span text:style-name="T8">&lt;</text:span><text:span text:style-name="T6">link</text:span> <text:span text:style-name="T5">href</text:span>=<text:span text:style-name="T4">"Lignerouge.css"</text:span> <text:span text:style-name="T5">rel</text:span>=<text:span text:style-name="T4">"stylesheet"</text:span><text:span text:style-name="T8">&gt;</text:span></text:p>
      <text:p text:style-name="P13"><text:span text:style-name="T8">&lt;/</text:span><text:span text:style-name="T6">head</text:span><text:span text:style-name="T8">&gt;</text:span></text:p>
      <text:p text:style-name="P13"><text:span text:style-name="T8">&lt;</text:span><text:span text:style-name="T6">body</text:span> <text:span text:style-name="T5">style</text:span>=<text:span text:style-name="T4">"background-color: #4A394a;"</text:span><text:span text:style-name="T8">&gt;</text:span></text:p>
      <text:p text:style-name="P13"><text:span text:style-name="T8">&lt;</text:span><text:span text:style-name="T6">header</text:span><text:span text:style-name="T8">&gt;</text:span></text:p>
      <text:p text:style-name="P8">&lt;!-- NAVBAR ENTETE SANS L'ONGLET DE RECHERCHE --&gt;</text:p>
      <text:p text:style-name="P13"><text:span text:style-name="T8">&lt;</text:span><text:span text:style-name="T6">nav</text:span> <text:span text:style-name="T5">class</text:span>=<text:span text:style-name="T4">"navbar navbar-expand-sm navbar-dark bg-dark fs-2 fixed-top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ontainer-fluid-flex"</text:span><text:span text:style-name="T8">&gt;</text:span> </text:p>
      <text:p text:style-name="P13"><text:span text:style-name="T8">&lt;</text:span><text:span text:style-name="T6">a</text:span> <text:span text:style-name="T5">href</text:span>=<text:span text:style-name="T4">"index.php"</text:span><text:span text:style-name="T8">&gt;</text:span> <text:span text:style-name="T9">&lt;!-- Lien vers la page d'accueil avec le logo --&gt;</text:span></text:p>
      <text:p text:style-name="P13"><text:span text:style-name="T8">&lt;</text:span><text:span text:style-name="T6">img</text:span> <text:span text:style-name="T5">src</text:span>=<text:span text:style-name="T4">"images_the_district/the_district_brand/facebook_cover_photo_1.png"</text:span> <text:span text:style-name="T5">class</text:span>=<text:span text:style-name="T4">"object-fit-contain border rounded"</text:span> <text:span text:style-name="T5">width</text:span>=<text:span text:style-name="T4">"80"</text:span> <text:span text:style-name="T5">alt</text:span>=<text:span text:style-name="T4">""</text:span><text:span text:style-name="T8">&gt;</text:span> <text:span text:style-name="T9">&lt;!-- Image du logo avec des styles --&gt;</text:span></text:p>
      <text:p text:style-name="P13"><text:span text:style-name="T8">&lt;/</text:span><text:span text:style-name="T6">a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ontainer-fluid d-flex justify-content-evenly"</text:span><text:span text:style-name="T8">&gt;</text:span> <text:span text:style-name="T9">&lt;!-- Conteneur pour les liens de navigation --&gt;</text:span></text:p>
      <text:p text:style-name="P13"><text:span text:style-name="T8">&lt;</text:span><text:span text:style-name="T6">ul</text:span> <text:span text:style-name="T5">class</text:span>=<text:span text:style-name="T4">"navbar-nav"</text:span><text:span text:style-name="T8">&gt;</text:span> <text:span text:style-name="T9">&lt;!-- Liste non ordonnée pour les liens de navigation --&gt;</text:span></text:p>
      <text:p text:style-name="P13"><text:span text:style-name="T8">&lt;</text:span><text:span text:style-name="T6">li</text:span> <text:span text:style-name="T5">class</text:span>=<text:span text:style-name="T4">"nav-item col-sm-4"</text:span><text:span text:style-name="T8">&gt;</text:span> <text:span text:style-name="T9">&lt;!-- Lien vers index.php avec la classe "active" si la page actuelle est index.php --&gt;</text:span></text:p>
      <text:p text:style-name="P13"><text:span text:style-name="T8">&lt;</text:span><text:span text:style-name="T6">a</text:span> <text:span text:style-name="T5">class</text:span>=<text:span text:style-name="T4">"nav-link </text:span><text:span text:style-name="T6">&lt;?php</text:span><text:span text:style-name="T11"> </text:span><text:span text:style-name="T3">if</text:span><text:span text:style-name="T11"> (</text:span><text:span text:style-name="T5">$_SERVER</text:span><text:span text:style-name="T11">[</text:span><text:span text:style-name="T4">'REQUEST_URI'</text:span><text:span text:style-name="T11">] == </text:span><text:span text:style-name="T4">'/index.php'</text:span><text:span text:style-name="T11">) { </text:span><text:span text:style-name="T2">echo</text:span><text:span text:style-name="T11"> </text:span><text:span text:style-name="T4">'active'</text:span><text:span text:style-name="T11">; } </text:span><text:span text:style-name="T6">?&gt;</text:span><text:span text:style-name="T4"> espace"</text:span> <text:span text:style-name="T5">href</text:span>=<text:span text:style-name="T4">"index.php"</text:span><text:span text:style-name="T8">&gt;</text:span>Accueil<text:span text:style-name="T8">&lt;/</text:span><text:span text:style-name="T6">a</text:span><text:span text:style-name="T8">&gt;</text:span></text:p>
      <text:p text:style-name="P13"><text:span text:style-name="T8">&lt;/</text:span><text:span text:style-name="T6">li</text:span><text:span text:style-name="T8">&gt;</text:span></text:p>
      <text:p text:style-name="P13"><text:span text:style-name="T8">&lt;</text:span><text:span text:style-name="T6">li</text:span> <text:span text:style-name="T5">class</text:span>=<text:span text:style-name="T4">"nav-item col-sm-4"</text:span><text:span text:style-name="T8">&gt;</text:span> <text:span text:style-name="T9">&lt;!-- Lien vers categorie.php avec la classe "active" si la page actuelle est categorie.php ou l'une des sous-catégories --&gt;</text:span></text:p>
      <text:p text:style-name="P13"><text:span text:style-name="T8">&lt;</text:span><text:span text:style-name="T6">a</text:span> <text:span text:style-name="T5">class</text:span>=<text:span text:style-name="T4">"nav-link </text:span><text:span text:style-name="T6">&lt;?php</text:span><text:span text:style-name="T11"> </text:span><text:span text:style-name="T3">if</text:span><text:span text:style-name="T11"> (</text:span><text:span text:style-name="T5">$_SERVER</text:span><text:span text:style-name="T11">[</text:span><text:span text:style-name="T4">'REQUEST_URI'</text:span><text:span text:style-name="T11">] == </text:span><text:span text:style-name="T4">'/categorie.php'</text:span><text:span text:style-name="T11">) { </text:span><text:span text:style-name="T2">echo</text:span><text:span text:style-name="T11"> </text:span><text:span text:style-name="T4">'active'</text:span><text:span text:style-name="T11">; } </text:span><text:span text:style-name="T6">?&gt;</text:span><text:span text:style-name="T4"> espace"</text:span> <text:span text:style-name="T5">href</text:span>=<text:span text:style-name="T4">"categorie.php"</text:span><text:span text:style-name="T8">&gt;</text:span>Catégorie<text:span text:style-name="T8">&lt;/</text:span><text:span text:style-name="T6">a</text:span><text:span text:style-name="T8">&gt;</text:span></text:p>
      <text:p text:style-name="P13"><text:span text:style-name="T8">&lt;/</text:span><text:span text:style-name="T6">li</text:span><text:span text:style-name="T8">&gt;</text:span></text:p>
      <text:p text:style-name="P13"><text:span text:style-name="T8">&lt;</text:span><text:span text:style-name="T6">li</text:span> <text:span text:style-name="T5">class</text:span>=<text:span text:style-name="T4">"nav-item col-sm-4"</text:span><text:span text:style-name="T8">&gt;</text:span> <text:span text:style-name="T9">&lt;!-- Lien vers touslesplats.php avec la classe "active" si la page actuelle est touslesplats.php --&gt;</text:span></text:p>
      <text:p text:style-name="P13"><text:span text:style-name="T8">&lt;</text:span><text:span text:style-name="T6">a</text:span> <text:span text:style-name="T5">class</text:span>=<text:span text:style-name="T4">"nav-link </text:span><text:span text:style-name="T6">&lt;?php</text:span><text:span text:style-name="T11"> </text:span><text:span text:style-name="T3">if</text:span><text:span text:style-name="T11"> (</text:span><text:span text:style-name="T2">strpos</text:span><text:span text:style-name="T11">(</text:span><text:span text:style-name="T5">$_SERVER</text:span><text:span text:style-name="T11">[</text:span><text:span text:style-name="T4">'REQUEST_URI'</text:span><text:span text:style-name="T11">], </text:span><text:span text:style-name="T4">'/plats.php'</text:span><text:span text:style-name="T11">) !== </text:span><text:span text:style-name="T6">false</text:span><text:span text:style-name="T11">) { </text:span><text:span text:style-name="T2">echo</text:span><text:span text:style-name="T11"> </text:span><text:span text:style-name="T4">'active'</text:span><text:span text:style-name="T11">; } </text:span><text:span text:style-name="T6">?&gt;</text:span><text:span text:style-name="T4"> espace"</text:span> <text:span text:style-name="T5">href</text:span>=<text:span text:style-name="T4">"plats.php"</text:span><text:span text:style-name="T8">&gt;</text:span>Plat<text:span text:style-name="T8">&lt;/</text:span><text:span text:style-name="T6">a</text:span><text:span text:style-name="T8">&gt;</text:span> <text:span text:style-name="T9">&lt;!-- // Vérifie si la chaîne de caractères "/plats.php" est présente dans l'URI actuelle. --&gt;</text:span></text:p>
      <text:p text:style-name="P13"><text:span text:style-name="T8">&lt;/</text:span><text:span text:style-name="T6">li</text:span><text:span text:style-name="T8">&gt;</text:span></text:p>
      <text:p text:style-name="P13"><text:span text:style-name="T8">&lt;</text:span><text:span text:style-name="T6">li</text:span> <text:span text:style-name="T5">class</text:span>=<text:span text:style-name="T4">"nav-item col-sm-4"</text:span><text:span text:style-name="T8">&gt;</text:span> <text:span text:style-name="T9">&lt;!-- Lien vers contact.php avec la classe "active" si la page actuelle est contact.php --&gt;</text:span></text:p>
      <text:p text:style-name="P13"><text:soft-page-break/><text:span text:style-name="T8">&lt;</text:span><text:span text:style-name="T6">a</text:span> <text:span text:style-name="T5">class</text:span>=<text:span text:style-name="T4">"nav-link </text:span><text:span text:style-name="T6">&lt;?php</text:span><text:span text:style-name="T11"> </text:span><text:span text:style-name="T3">if</text:span><text:span text:style-name="T11"> (</text:span><text:span text:style-name="T5">$_SERVER</text:span><text:span text:style-name="T11">[</text:span><text:span text:style-name="T4">'REQUEST_URI'</text:span><text:span text:style-name="T11">] == </text:span><text:span text:style-name="T4">'/contact.php'</text:span><text:span text:style-name="T11">) { </text:span><text:span text:style-name="T2">echo</text:span><text:span text:style-name="T11"> </text:span><text:span text:style-name="T4">'active'</text:span><text:span text:style-name="T11">; } </text:span><text:span text:style-name="T6">?&gt;</text:span><text:span text:style-name="T4"> espace"</text:span> <text:span text:style-name="T5">href</text:span>=<text:span text:style-name="T4">"contact.php"</text:span><text:span text:style-name="T8">&gt;</text:span>Contact<text:span text:style-name="T8">&lt;/</text:span><text:span text:style-name="T6">a</text:span><text:span text:style-name="T8">&gt;</text:span></text:p>
      <text:p text:style-name="P13"><text:span text:style-name="T8">&lt;/</text:span><text:span text:style-name="T6">li</text:span><text:span text:style-name="T8">&gt;</text:span></text:p>
      <text:p text:style-name="P13"><text:span text:style-name="T8">&lt;/</text:span><text:span text:style-name="T6">ul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nav</text:span><text:span text:style-name="T8">&gt;</text:span></text:p>
      <text:p text:style-name="P19"/>
      <text:p text:style-name="P13"><text:span text:style-name="T6">&lt;?php</text:span><text:span text:style-name="T11"> </text:span><text:span text:style-name="T2">echo</text:span><text:span text:style-name="T11"> </text:span><text:span text:style-name="T4">'&lt;script&gt;console.log("'</text:span><text:span text:style-name="T11"> . </text:span><text:span text:style-name="T5">$_SERVER</text:span><text:span text:style-name="T11">[</text:span><text:span text:style-name="T4">'REQUEST_URI'</text:span><text:span text:style-name="T11">] . </text:span><text:span text:style-name="T4">'")&lt;/script&gt;'</text:span><text:span text:style-name="T11">; </text:span><text:span text:style-name="T6">?&gt;</text:span></text:p>
      <text:p text:style-name="P19"/>
      <text:p text:style-name="P8">&lt;!-- MA VIDEO + BARRE DE RECHERCHE --&gt;</text:p>
      <text:p text:style-name="P13"><text:span text:style-name="T8">&lt;</text:span><text:span text:style-name="T6">div</text:span> <text:span text:style-name="T5">class</text:span>=<text:span text:style-name="T4">"image-container position-relative"</text:span><text:span text:style-name="T8">&gt;</text:span> </text:p>
      <text:p text:style-name="P13"><text:span text:style-name="T6">&lt;?php</text:span><text:span text:style-name="T11"> </text:span><text:span text:style-name="T3">if</text:span><text:span text:style-name="T11"> (</text:span><text:span text:style-name="T2">basename</text:span><text:span text:style-name="T11">(</text:span><text:span text:style-name="T5">$_SERVER</text:span><text:span text:style-name="T11">[</text:span><text:span text:style-name="T4">'SCRIPT_NAME'</text:span><text:span text:style-name="T11">]) != </text:span><text:span text:style-name="T4">'commande.php'</text:span><text:span text:style-name="T11"> &amp;&amp; </text:span><text:span text:style-name="T2">basename</text:span><text:span text:style-name="T11">(</text:span><text:span text:style-name="T5">$_SERVER</text:span><text:span text:style-name="T11">[</text:span><text:span text:style-name="T4">'SCRIPT_NAME'</text:span><text:span text:style-name="T11">]) != </text:span><text:span text:style-name="T4">'politique_deconfidentialite.php'</text:span><text:span text:style-name="T11"> &amp;&amp; </text:span><text:span text:style-name="T2">basename</text:span><text:span text:style-name="T11">(</text:span><text:span text:style-name="T5">$_SERVER</text:span><text:span text:style-name="T11">[</text:span><text:span text:style-name="T4">'SCRIPT_NAME'</text:span><text:span text:style-name="T11">]) != </text:span><text:span text:style-name="T4">'mentions_legales.php'</text:span><text:span text:style-name="T11">) { </text:span><text:span text:style-name="T6">?&gt;</text:span> <text:span text:style-name="T9">&lt;!-- Code pour afficher le fond vidéo: Ajout de la condition pour ne pas afficher la vidéo sur les pages de commande, politique de confidentialité et mentions légales --&gt;</text:span></text:p>
      <text:p text:style-name="P13"><text:span text:style-name="T8">&lt;</text:span><text:span text:style-name="T6">div</text:span> <text:span text:style-name="T5">class</text:span>=<text:span text:style-name="T4">"row g-0"</text:span><text:span text:style-name="T8">&gt;</text:span> </text:p>
      <text:p text:style-name="P13"><text:span text:style-name="T8">&lt;</text:span><text:span text:style-name="T6">video</text:span> <text:span text:style-name="T5">id</text:span>=<text:span text:style-name="T4">"video"</text:span> <text:span text:style-name="T5">class</text:span>=<text:span text:style-name="T4">"col-12 mb-0 mt-0"</text:span> <text:span text:style-name="T5">src</text:span>=<text:span text:style-name="T4">"images_the_district/11659-231758756_small.mp4"</text:span> <text:span text:style-name="T5">style</text:span>=<text:span text:style-name="T4">"width:100vmax; height: 20vmax;"</text:span> <text:span text:style-name="T5">playsinline</text:span> <text:span text:style-name="T5">autoplay</text:span> <text:span text:style-name="T5">loop</text:span> <text:span text:style-name="T5">muted</text:span><text:span text:style-name="T8">&gt;&lt;/</text:span><text:span text:style-name="T6">video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} </text:span><text:span text:style-name="T6">?&gt;</text:span> <text:span text:style-name="T9">&lt;!-- Fin php interdiction d'afficher video sur page commande --&gt;</text:span> </text:p>
      <text:p text:style-name="P19"/>
      <text:p text:style-name="P13"><text:span text:style-name="T6">&lt;?php</text:span><text:span text:style-name="T11"> </text:span><text:span text:style-name="T3">if</text:span><text:span text:style-name="T11"> (</text:span><text:span text:style-name="T5">$_SERVER</text:span><text:span text:style-name="T11">[</text:span><text:span text:style-name="T4">'REQUEST_URI'</text:span><text:span text:style-name="T11">] == </text:span><text:span text:style-name="T4">'/index.php'</text:span><text:span text:style-name="T11">) { </text:span><text:span text:style-name="T6">?&gt;</text:span> <text:span text:style-name="T9">&lt;!-- Le php permet d'afficher la barre de recherche uniquement sur la page d'accueil qui est index.php --&gt;</text:span> </text:p>
      <text:p text:style-name="P8">&lt;!-- Mon onglet recherche --&gt;</text:p>
      <text:p text:style-name="P13"><text:span text:style-name="T8">&lt;</text:span><text:span text:style-name="T6">div</text:span> <text:span text:style-name="T5">class</text:span>=<text:span text:style-name="T4">"barrerecherche"</text:span><text:span text:style-name="T8">&gt;</text:span></text:p>
      <text:p text:style-name="P13"><text:span text:style-name="T8">&lt;</text:span><text:span text:style-name="T6">form</text:span> <text:span text:style-name="T5">class</text:span>=<text:span text:style-name="T4">"d-flex search-form"</text:span> <text:span text:style-name="T5">action</text:span>=<text:span text:style-name="T4">"index.php"</text:span> <text:span text:style-name="T5">method</text:span>=<text:span text:style-name="T4">"get"</text:span><text:span text:style-name="T8">&gt;</text:span></text:p>
      <text:p text:style-name="P13"><text:span text:style-name="T8">&lt;</text:span><text:span text:style-name="T6">input</text:span> <text:span text:style-name="T5">class</text:span>=<text:span text:style-name="T4">"form-control mr-sm-2"</text:span> <text:span text:style-name="T5">type</text:span>=<text:span text:style-name="T4">"text"</text:span> <text:span text:style-name="T5">id</text:span>=<text:span text:style-name="T4">"maRecherche"</text:span> <text:span text:style-name="T5">name</text:span>=<text:span text:style-name="T4">"search_query"</text:span> <text:span text:style-name="T5">placeholder</text:span>=<text:span text:style-name="T4">"search"</text:span> <text:span text:style-name="T5">required</text:span><text:span text:style-name="T8">&gt;</text:span></text:p>
      <text:p text:style-name="P13"><text:span text:style-name="T8">&lt;</text:span><text:span text:style-name="T6">button</text:span> <text:span text:style-name="T5">type</text:span>=<text:span text:style-name="T4">"submit"</text:span> <text:span text:style-name="T5">class</text:span>=<text:span text:style-name="T4">"rounded-5"</text:span> <text:span text:style-name="T5">style</text:span>=<text:span text:style-name="T4">"color: #4f48b1;"</text:span><text:span text:style-name="T8">&gt;</text:span>Recherche<text:span text:style-name="T8">&lt;/</text:span><text:span text:style-name="T6">button</text:span><text:span text:style-name="T8">&gt;</text:span></text:p>
      <text:p text:style-name="P13"><text:span text:style-name="T8">&lt;/</text:span><text:span text:style-name="T6">form</text:span><text:span text:style-name="T8">&gt;</text:span> 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} </text:span><text:span text:style-name="T6">?&gt;</text:span> <text:span text:style-name="T9">&lt;!-- Fin php affichage barre de recherche uniquement sur index.php --&gt;</text:span> 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header</text:span><text:span text:style-name="T8">&gt;</text:span></text:p>
      <text:p text:style-name="P20"><text:span text:style-name="T13"><text:line-break/><text:line-break/></text:span><text:span text:style-name="T15">Voici ma page </text:span><text:span text:style-name="T16">index.php :</text:span></text:p>
      <text:p text:style-name="P22">&lt;!-- ici ma page accueil --&gt;</text:p>
      <text:p text:style-name="P3">&lt;?php</text:p>
      <text:p text:style-name="P8">// Inclusion des fichiers nécessaires</text:p>
      <text:p text:style-name="P13"><text:span text:style-name="T3">require_once</text:span><text:span text:style-name="T11"> </text:span><text:span text:style-name="T4">'database.php'</text:span><text:span text:style-name="T11">; </text:span><text:span text:style-name="T9">// Fichier pour la connexion à la base de données</text:span></text:p>
      <text:p text:style-name="P19"/>
      <text:p text:style-name="P13"><text:span text:style-name="T5">$search_query</text:span><text:span text:style-name="T11"> = </text:span><text:span text:style-name="T4">''</text:span><text:span text:style-name="T11">;</text:span></text:p>
      <text:p text:style-name="P13"><text:span text:style-name="T5">$plats</text:span><text:span text:style-name="T11"> = [];</text:span></text:p>
      <text:p text:style-name="P8">// Traitement de la recherche</text:p>
      <text:p text:style-name="P13"><text:span text:style-name="T3">if</text:span><text:span text:style-name="T11"> (</text:span><text:span text:style-name="T2">isset</text:span><text:span text:style-name="T11">(</text:span><text:span text:style-name="T5">$_GET</text:span><text:span text:style-name="T11">[</text:span><text:span text:style-name="T4">'search_query'</text:span><text:span text:style-name="T11">])) {</text:span></text:p>
      <text:p text:style-name="P13"><text:soft-page-break/><text:span text:style-name="T5">$search_query</text:span><text:span text:style-name="T11"> = </text:span><text:span text:style-name="T5">$_GET</text:span><text:span text:style-name="T11">[</text:span><text:span text:style-name="T4">'search_query'</text:span><text:span text:style-name="T11">];</text:span></text:p>
      <text:p text:style-name="P13"><text:span text:style-name="T5">$plats</text:span><text:span text:style-name="T11"> = </text:span><text:span text:style-name="T2">search_plats</text:span><text:span text:style-name="T11">(</text:span><text:span text:style-name="T5">$conn</text:span><text:span text:style-name="T11">, </text:span><text:span text:style-name="T5">$search_query</text:span><text:span text:style-name="T11">);</text:span></text:p>
      <text:p text:style-name="P8">// Ne pas récupérer les catégories et les plats les plus vendus si une recherche est effectuée</text:p>
      <text:p text:style-name="P13"><text:span text:style-name="T5">$show_categories</text:span><text:span text:style-name="T11"> = </text:span><text:span text:style-name="T6">false</text:span><text:span text:style-name="T11">;</text:span></text:p>
      <text:p text:style-name="P13"><text:span text:style-name="T5">$show_best_sellers</text:span><text:span text:style-name="T11"> = </text:span><text:span text:style-name="T6">false</text:span><text:span text:style-name="T11">;</text:span></text:p>
      <text:p text:style-name="P13"><text:span text:style-name="T11">} </text:span><text:span text:style-name="T3">else</text:span><text:span text:style-name="T11"> {</text:span></text:p>
      <text:p text:style-name="P8">// Récupération des catégories et des plats les plus vendus si aucune recherche n'est effectuée</text:p>
      <text:p text:style-name="P13"><text:span text:style-name="T5">$categories_first_set</text:span><text:span text:style-name="T11"> = </text:span><text:span text:style-name="T2">get_categories</text:span><text:span text:style-name="T11">(</text:span><text:span text:style-name="T5">$conn</text:span><text:span text:style-name="T11">, </text:span><text:span text:style-name="T17">3</text:span><text:span text:style-name="T11">); </text:span><text:span text:style-name="T9">// Récupère les 3 premières catégories</text:span></text:p>
      <text:p text:style-name="P13"><text:span text:style-name="T5">$categories_second_set</text:span><text:span text:style-name="T11"> = </text:span><text:span text:style-name="T2">get_categories</text:span><text:span text:style-name="T11">(</text:span><text:span text:style-name="T5">$conn</text:span><text:span text:style-name="T11">, </text:span><text:span text:style-name="T17">3</text:span><text:span text:style-name="T11">, </text:span><text:span text:style-name="T17">3</text:span><text:span text:style-name="T11">); </text:span><text:span text:style-name="T9">// Récupère les 3 suivantes</text:span></text:p>
      <text:p text:style-name="P13"><text:span text:style-name="T5">$best_sellers</text:span><text:span text:style-name="T11"> = </text:span><text:span text:style-name="T2">get_best_sellers</text:span><text:span text:style-name="T11">(</text:span><text:span text:style-name="T5">$conn</text:span><text:span text:style-name="T11">, </text:span><text:span text:style-name="T17">3</text:span><text:span text:style-name="T11">); </text:span><text:span text:style-name="T9">// Récupère les 3 plats les plus vendus</text:span></text:p>
      <text:p text:style-name="P13"><text:span text:style-name="T5">$show_categories</text:span><text:span text:style-name="T11"> = </text:span><text:span text:style-name="T6">true</text:span><text:span text:style-name="T11">;</text:span></text:p>
      <text:p text:style-name="P13"><text:span text:style-name="T5">$show_best_sellers</text:span><text:span text:style-name="T11"> = </text:span><text:span text:style-name="T6">true</text:span><text:span text:style-name="T11">;</text:span></text:p>
      <text:p text:style-name="P6">}</text:p>
      <text:p text:style-name="P8">// Récupération des catégories et des plats les plus vendus</text:p>
      <text:p text:style-name="P13"><text:span text:style-name="T5">$categories</text:span><text:span text:style-name="T11"> = </text:span><text:span text:style-name="T2">get_categories</text:span><text:span text:style-name="T11">(</text:span><text:span text:style-name="T5">$conn</text:span><text:span text:style-name="T11">, </text:span><text:span text:style-name="T17">6</text:span><text:span text:style-name="T11">); </text:span><text:span text:style-name="T9">// Récupère 6 catégories</text:span></text:p>
      <text:p text:style-name="P13"><text:span text:style-name="T5">$best_sellers</text:span><text:span text:style-name="T11"> = </text:span><text:span text:style-name="T2">get_best_sellers</text:span><text:span text:style-name="T11">(</text:span><text:span text:style-name="T5">$conn</text:span><text:span text:style-name="T11">, </text:span><text:span text:style-name="T17">3</text:span><text:span text:style-name="T11">); </text:span><text:span text:style-name="T9">// Récupère les 3 plats les plus vendus</text:span></text:p>
      <text:p text:style-name="P3">?&gt;</text:p>
      <text:p text:style-name="P19"/>
      <text:p text:style-name="P13"><text:span text:style-name="T8">&lt;</text:span><text:span text:style-name="T6">body</text:span> <text:span text:style-name="T5">style</text:span>=<text:span text:style-name="T4">"background-color: #4A394a;"</text:span><text:span text:style-name="T8">&gt;</text:span></text:p>
      <text:p text:style-name="P8">&lt;!-- Header SANS L'ONGLET DE RECHERCHE--&gt;</text:p>
      <text:p text:style-name="P13"><text:span text:style-name="T6">&lt;?php</text:span><text:span text:style-name="T11"> </text:span><text:span text:style-name="T3">require_once</text:span><text:span text:style-name="T11">(</text:span><text:span text:style-name="T4">"php/header.php"</text:span><text:span text:style-name="T11">); </text:span><text:span text:style-name="T6">?&gt;</text:span></text:p>
      <text:p text:style-name="P19"/>
      <text:p text:style-name="P13"><text:span text:style-name="T8">&lt;</text:span><text:span text:style-name="T6">div</text:span> <text:span text:style-name="T5">class</text:span>=<text:span text:style-name="T4">"parallax"</text:span><text:span text:style-name="T8">&gt;</text:span></text:p>
      <text:p text:style-name="P13"><text:span text:style-name="T8">&lt;</text:span><text:span text:style-name="T6">main</text:span><text:span text:style-name="T8">&gt;</text:span></text:p>
      <text:p text:style-name="P8">&lt;!-- Résultats de la recherche --&gt;</text:p>
      <text:p text:style-name="P13"><text:span text:style-name="T6">&lt;?php</text:span><text:span text:style-name="T11"> </text:span><text:span text:style-name="T3">if</text:span><text:span text:style-name="T11"> (!</text:span><text:span text:style-name="T2">empty</text:span><text:span text:style-name="T11">(</text:span><text:span text:style-name="T5">$plats</text:span><text:span text:style-name="T11">)): </text:span><text:span text:style-name="T6">?&gt;</text:span></text:p>
      <text:p text:style-name="P13"><text:span text:style-name="T8">&lt;</text:span><text:span text:style-name="T6">div</text:span> <text:span text:style-name="T5">class</text:span>=<text:span text:style-name="T4">"container mt-3"</text:span><text:span text:style-name="T8">&gt;</text:span></text:p>
      <text:p text:style-name="P13"><text:span text:style-name="T8">&lt;</text:span><text:span text:style-name="T6">h2</text:span> <text:span text:style-name="T5">class</text:span>=<text:span text:style-name="T4">"text-light"</text:span><text:span text:style-name="T8">&gt;</text:span>Voici votre plat : "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search_query</text:span><text:span text:style-name="T11">); </text:span><text:span text:style-name="T6">?&gt;</text:span>"<text:span text:style-name="T8">&lt;/</text:span><text:span text:style-name="T6">h2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row justify-content-center"</text:span><text:span text:style-name="T8">&gt;</text:span></text:p>
      <text:p text:style-name="P13"><text:span text:style-name="T6">&lt;?php</text:span><text:span text:style-name="T11"> </text:span><text:span text:style-name="T3">foreach</text:span><text:span text:style-name="T11"> (</text:span><text:span text:style-name="T5">$plats</text:span><text:span text:style-name="T11"> as </text:span><text:span text:style-name="T5">$plat</text:span><text:span text:style-name="T11">): </text:span><text:span text:style-name="T6">?&gt;</text:span></text:p>
      <text:p text:style-name="P13"><text:span text:style-name="T8">&lt;</text:span><text:span text:style-name="T6">div</text:span> <text:span text:style-name="T5">class</text:span>=<text:span text:style-name="T4">"col-md-3 p-3 bg-dark text-white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d-flex justify-content-center align-items-center"</text:span><text:span text:style-name="T8">&gt;</text:span></text:p>
      <text:p text:style-name="P13"><text:span text:style-name="T8">&lt;</text:span><text:span text:style-name="T6">img</text:span> <text:span text:style-name="T5">class</text:span>=<text:span text:style-name="T4">"rounded-circle mw-100 mh-100"</text:span> <text:span text:style-name="T5">src</text:span>=<text:span text:style-name="T4">"Mesimages/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image'</text:span><text:span text:style-name="T11">]); </text:span><text:span text:style-name="T6">?&gt;</text:span><text:span text:style-name="T4">"</text:span> <text:span text:style-name="T5">alt</text:span>=<text:span text:style-name="T4">"Image de 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libelle'</text:span><text:span text:style-name="T11">]); </text:span><text:span text:style-name="T6">?&gt;</text:span><text:span text:style-name="T4">"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13"><text:span text:style-name="T8">&lt;</text:span><text:span text:style-name="T6">h5</text:span> <text:span text:style-name="T5">class</text:span>=<text:span text:style-name="T4">"card-title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libelle'</text:span><text:span text:style-name="T11">]); </text:span><text:span text:style-name="T6">?&gt;</text:span><text:span text:style-name="T8">&lt;/</text:span><text:span text:style-name="T6">h5</text:span><text:span text:style-name="T8">&gt;</text:span></text:p>
      <text:p text:style-name="P13"><text:span text:style-name="T8">&lt;</text:span><text:span text:style-name="T6">p</text:span> <text:span text:style-name="T5">class</text:span>=<text:span text:style-name="T4">"card-text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description'</text:span><text:span text:style-name="T11">]); </text:span><text:span text:style-name="T6">?&gt;</text:span><text:span text:style-name="T8">&lt;/</text:span><text:span text:style-name="T6">p</text:span><text:span text:style-name="T8">&gt;</text:span></text:p>
      <text:p text:style-name="P13"><text:span text:style-name="T8">&lt;</text:span><text:span text:style-name="T6">p</text:span> <text:span text:style-name="T5">class</text:span>=<text:span text:style-name="T4">"card-text"</text:span><text:span text:style-name="T8">&gt;</text:span>Prix : 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prix'</text:span><text:span text:style-name="T11">]); </text:span><text:span text:style-name="T6">?&gt;</text:span> €<text:span text:style-name="T8">&lt;/</text:span><text:span text:style-name="T6">p</text:span><text:span text:style-name="T8">&gt;</text:span></text:p>
      <text:p text:style-name="P8">&lt;!-- Bouton Commander --&gt;</text:p>
      <text:p text:style-name="P13"><text:span text:style-name="T8">&lt;</text:span><text:span text:style-name="T6">a</text:span> <text:span text:style-name="T5">href</text:span>=<text:span text:style-name="T4">"commande.php?id=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id'</text:span><text:span text:style-name="T11">]); </text:span><text:span text:style-name="T6">?&gt;</text:span><text:span text:style-name="T4">"</text:span> <text:span text:style-name="T5">class</text:span>=<text:span text:style-name="T4">"btn btn-primary"</text:span><text:span text:style-name="T8">&gt;</text:span>Commander<text:span text:style-name="T8">&lt;/</text:span><text:span text:style-name="T6">a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</text:span><text:span text:style-name="T3">endforeach</text:span><text:span text:style-name="T11">; </text:span><text:span text:style-name="T6">?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</text:span><text:span text:style-name="T3">elseif</text:span><text:span text:style-name="T11"> (</text:span><text:span text:style-name="T5">$search_query</text:span><text:span text:style-name="T11"> !== </text:span><text:span text:style-name="T4">''</text:span><text:span text:style-name="T11">): </text:span><text:span text:style-name="T6">?&gt;</text:span></text:p>
      <text:p text:style-name="P13"><text:span text:style-name="T8">&lt;</text:span><text:span text:style-name="T6">div</text:span> <text:span text:style-name="T5">class</text:span>=<text:span text:style-name="T4">"container mt-3"</text:span><text:span text:style-name="T8">&gt;</text:span></text:p>
      <text:p text:style-name="P13"><text:soft-page-break/><text:span text:style-name="T8">&lt;</text:span><text:span text:style-name="T6">h2</text:span><text:span text:style-name="T8">&gt;</text:span>Aucun plat trouvé pour "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search_query</text:span><text:span text:style-name="T11">); </text:span><text:span text:style-name="T6">?&gt;</text:span>"<text:span text:style-name="T8">&lt;/</text:span><text:span text:style-name="T6">h2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</text:span><text:span text:style-name="T3">endif</text:span><text:span text:style-name="T11">; </text:span><text:span text:style-name="T6">?&gt;</text:span></text:p>
      <text:p text:style-name="P19"/>
      <text:p text:style-name="P8">&lt;!-- Section des catégories (affichée uniquement si aucune recherche n'est effectuée) --&gt;</text:p>
      <text:p text:style-name="P13"><text:span text:style-name="T6">&lt;?php</text:span><text:span text:style-name="T11"> </text:span><text:span text:style-name="T3">if</text:span><text:span text:style-name="T11"> (</text:span><text:span text:style-name="T5">$show_categories</text:span><text:span text:style-name="T11">): </text:span><text:span text:style-name="T6">?&gt;</text:span></text:p>
      <text:p text:style-name="P13"><text:span text:style-name="T8">&lt;</text:span><text:span text:style-name="T6">div</text:span> <text:span text:style-name="T5">class</text:span>=<text:span text:style-name="T4">"container-fluid mt-3 pt-5 card text-center w-75 bg-dark"</text:span><text:span text:style-name="T8">&gt;</text:span></text:p>
      <text:p text:style-name="P13"><text:span text:style-name="T8">&lt;</text:span><text:span text:style-name="T6">h1</text:span> <text:span text:style-name="T5">class</text:span>=<text:span text:style-name="T4">"text"</text:span> <text:span text:style-name="T5">style</text:span>=<text:span text:style-name="T4">"color: #EE82EE"</text:span><text:span text:style-name="T8">&gt;</text:span>NOS CATÉGORIES DE PLATS POPULAIRES<text:span text:style-name="T8">&lt;/</text:span><text:span text:style-name="T6">h1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row"</text:span><text:span text:style-name="T8">&gt;</text:span></text:p>
      <text:p text:style-name="P13"><text:span text:style-name="T6">&lt;?php</text:span><text:span text:style-name="T11"> </text:span><text:span text:style-name="T3">foreach</text:span><text:span text:style-name="T11"> (</text:span><text:span text:style-name="T5">$categories_first_set</text:span><text:span text:style-name="T11"> as </text:span><text:span text:style-name="T5">$categorie</text:span><text:span text:style-name="T11">): </text:span><text:span text:style-name="T6">?&gt;</text:span></text:p>
      <text:p text:style-name="P13"><text:span text:style-name="T8">&lt;</text:span><text:span text:style-name="T6">div</text:span> <text:span text:style-name="T5">class</text:span>=<text:span text:style-name="T4">"col-sm-4 p-3 bg-dark text-white zoomimage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img-fluid"</text:span><text:span text:style-name="T8">&gt;</text:span></text:p>
      <text:p text:style-name="P13"><text:span text:style-name="T8">&lt;</text:span><text:span text:style-name="T6">h2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libelle'</text:span><text:span text:style-name="T11">]); </text:span><text:span text:style-name="T6">?&gt;</text:span><text:span text:style-name="T8">&lt;/</text:span><text:span text:style-name="T6">h2</text:span><text:span text:style-name="T8">&gt;</text:span></text:p>
      <text:p text:style-name="P13"><text:span text:style-name="T8">&lt;</text:span><text:span text:style-name="T6">a</text:span> <text:span text:style-name="T5">href</text:span>=<text:span text:style-name="T4">"plats.php?id=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id'</text:span><text:span text:style-name="T11">]); </text:span><text:span text:style-name="T6">?&gt;</text:span><text:span text:style-name="T4">"</text:span><text:span text:style-name="T8">&gt;</text:span></text:p>
      <text:p text:style-name="P13"><text:span text:style-name="T8">&lt;</text:span><text:span text:style-name="T6">img</text:span> <text:span text:style-name="T5">class</text:span>=<text:span text:style-name="T4">"rounded-circle mx-auto d-block border border-black-1"</text:span> <text:span text:style-name="T5">src</text:span>=<text:span text:style-name="T4">"images_the_district/category/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image'</text:span><text:span text:style-name="T11">]); </text:span><text:span text:style-name="T6">?&gt;</text:span><text:span text:style-name="T4">"</text:span> <text:span text:style-name="T5">alt</text:span>=<text:span text:style-name="T4">"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libelle'</text:span><text:span text:style-name="T11">]); </text:span><text:span text:style-name="T6">?&gt;</text:span><text:span text:style-name="T4">"</text:span><text:span text:style-name="T8">&gt;</text:span></text:p>
      <text:p text:style-name="P13"><text:span text:style-name="T8">&lt;/</text:span><text:span text:style-name="T6">a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</text:span><text:span text:style-name="T3">endforeach</text:span><text:span text:style-name="T11">; </text:span><text:span text:style-name="T6">?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8">&lt;!-- ICI LES 3 AUTRES CATÉGORIES DE PLAT SUR LA PAGE ACCUEIL --&gt;</text:p>
      <text:p text:style-name="P13"><text:span text:style-name="T8">&lt;</text:span><text:span text:style-name="T6">div</text:span> <text:span text:style-name="T5">class</text:span>=<text:span text:style-name="T4">"container-fluid mt-3 pt-5 card text-center w-75 bg-secondary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row"</text:span><text:span text:style-name="T8">&gt;</text:span></text:p>
      <text:p text:style-name="P13"><text:span text:style-name="T6">&lt;?php</text:span><text:span text:style-name="T11"> </text:span><text:span text:style-name="T3">foreach</text:span><text:span text:style-name="T11"> (</text:span><text:span text:style-name="T5">$categories_second_set</text:span><text:span text:style-name="T11"> as </text:span><text:span text:style-name="T5">$categorie</text:span><text:span text:style-name="T11">): </text:span><text:span text:style-name="T6">?&gt;</text:span></text:p>
      <text:p text:style-name="P13"><text:span text:style-name="T8">&lt;</text:span><text:span text:style-name="T6">div</text:span> <text:span text:style-name="T5">class</text:span>=<text:span text:style-name="T4">"col-sm-4 p-3 bg-secondary text-white zoomimage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img-fluid"</text:span><text:span text:style-name="T8">&gt;</text:span></text:p>
      <text:p text:style-name="P13"><text:span text:style-name="T8">&lt;</text:span><text:span text:style-name="T6">h2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libelle'</text:span><text:span text:style-name="T11">]); </text:span><text:span text:style-name="T6">?&gt;</text:span><text:span text:style-name="T8">&lt;/</text:span><text:span text:style-name="T6">h2</text:span><text:span text:style-name="T8">&gt;</text:span></text:p>
      <text:p text:style-name="P13"><text:span text:style-name="T8">&lt;</text:span><text:span text:style-name="T6">a</text:span> <text:span text:style-name="T5">href</text:span>=<text:span text:style-name="T4">"plats.php?id=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id'</text:span><text:span text:style-name="T11">]); </text:span><text:span text:style-name="T6">?&gt;</text:span><text:span text:style-name="T4">"</text:span><text:span text:style-name="T8">&gt;</text:span></text:p>
      <text:p text:style-name="P13"><text:span text:style-name="T8">&lt;</text:span><text:span text:style-name="T6">img</text:span> <text:span text:style-name="T5">class</text:span>=<text:span text:style-name="T4">"rounded-circle mx-auto d-block border border-black-1"</text:span> <text:span text:style-name="T5">src</text:span>=<text:span text:style-name="T4">"images_the_district/category/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image'</text:span><text:span text:style-name="T11">]); </text:span><text:span text:style-name="T6">?&gt;</text:span><text:span text:style-name="T4">"</text:span> <text:span text:style-name="T5">alt</text:span>=<text:span text:style-name="T4">"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libelle'</text:span><text:span text:style-name="T11">]); </text:span><text:span text:style-name="T6">?&gt;</text:span><text:span text:style-name="T4">"</text:span><text:span text:style-name="T8">&gt;</text:span></text:p>
      <text:p text:style-name="P13"><text:span text:style-name="T8">&lt;/</text:span><text:span text:style-name="T6">a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</text:span><text:span text:style-name="T3">endforeach</text:span><text:span text:style-name="T11">; </text:span><text:span text:style-name="T6">?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</text:span><text:span text:style-name="T3">endif</text:span><text:span text:style-name="T11">; </text:span><text:span text:style-name="T6">?&gt;</text:span></text:p>
      <text:p text:style-name="P19"/>
      <text:p text:style-name="P8">&lt;!-- Section des plats les plus vendus (affichée uniquement si aucune recherche n'est effectuée) --&gt;</text:p>
      <text:p text:style-name="P13"><text:span text:style-name="T6">&lt;?php</text:span><text:span text:style-name="T11"> </text:span><text:span text:style-name="T3">if</text:span><text:span text:style-name="T11"> (</text:span><text:span text:style-name="T5">$show_best_sellers</text:span><text:span text:style-name="T11">): </text:span><text:span text:style-name="T6">?&gt;</text:span></text:p>
      <text:p text:style-name="P13"><text:span text:style-name="T8">&lt;</text:span><text:span text:style-name="T6">div</text:span> <text:span text:style-name="T5">class</text:span>=<text:span text:style-name="T4">"container-fluid mt-3 pt-5 card text-center w-75 bg-dark"</text:span><text:span text:style-name="T8">&gt;</text:span></text:p>
      <text:p text:style-name="P13"><text:span text:style-name="T8">&lt;</text:span><text:span text:style-name="T6">h1</text:span> <text:span text:style-name="T5">class</text:span>=<text:span text:style-name="T4">"text"</text:span> <text:span text:style-name="T5">style</text:span>=<text:span text:style-name="T4">"color: #EE82EE"</text:span><text:span text:style-name="T8">&gt;</text:span>LES PLATS LES PLUS VENDUS<text:span text:style-name="T8">&lt;/</text:span><text:span text:style-name="T6">h1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row"</text:span><text:span text:style-name="T8">&gt;</text:span></text:p>
      <text:p text:style-name="P13"><text:span text:style-name="T6">&lt;?php</text:span><text:span text:style-name="T11"> </text:span><text:span text:style-name="T3">foreach</text:span><text:span text:style-name="T11"> (</text:span><text:span text:style-name="T5">$best_sellers</text:span><text:span text:style-name="T11"> as </text:span><text:span text:style-name="T5">$plat</text:span><text:span text:style-name="T11">): </text:span><text:span text:style-name="T6">?&gt;</text:span></text:p>
      <text:p text:style-name="P13"><text:soft-page-break/><text:span text:style-name="T8">&lt;</text:span><text:span text:style-name="T6">div</text:span> <text:span text:style-name="T5">class</text:span>=<text:span text:style-name="T4">"col-sm-4 p-3 bg-dark text-white"</text:span><text:span text:style-name="T8">&gt;</text:span></text:p>
      <text:p text:style-name="P13"><text:span text:style-name="T8">&lt;</text:span><text:span text:style-name="T6">img</text:span> <text:span text:style-name="T5">class</text:span>=<text:span text:style-name="T4">"rounded-2 mx-auto d-block border border-black-1"</text:span> <text:span text:style-name="T5">src</text:span>=<text:span text:style-name="T4">"Mesimages/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image'</text:span><text:span text:style-name="T11">]); </text:span><text:span text:style-name="T6">?&gt;</text:span><text:span text:style-name="T4">"</text:span> <text:span text:style-name="T5">width</text:span>=<text:span text:style-name="T4">"50%"</text:span> <text:span text:style-name="T5">height</text:span>=<text:span text:style-name="T4">"80%"</text:span> <text:span text:style-name="T5">alt</text:span>=<text:span text:style-name="T4">"Image de 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libelle'</text:span><text:span text:style-name="T11">]); </text:span><text:span text:style-name="T6">?&gt;</text:span><text:span text:style-name="T4">"</text:span><text:span text:style-name="T8">&gt;</text:span></text:p>
      <text:p text:style-name="P13"><text:span text:style-name="T8">&lt;</text:span><text:span text:style-name="T6">h3</text:span> <text:span text:style-name="T5">class</text:span>=<text:span text:style-name="T4">"plusvendu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libelle'</text:span><text:span text:style-name="T11">]); </text:span><text:span text:style-name="T6">?&gt;</text:span><text:span text:style-name="T8">&lt;/</text:span><text:span text:style-name="T6">h3</text:span><text:span text:style-name="T8">&gt;</text:span></text:p>
      <text:p text:style-name="P13"><text:span text:style-name="T8">&lt;</text:span><text:span text:style-name="T6">p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description'</text:span><text:span text:style-name="T11">]); </text:span><text:span text:style-name="T6">?&gt;</text:span><text:span text:style-name="T8">&lt;/</text:span><text:span text:style-name="T6">p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</text:span><text:span text:style-name="T3">endforeach</text:span><text:span text:style-name="T11">; </text:span><text:span text:style-name="T6">?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</text:span><text:span text:style-name="T3">endif</text:span><text:span text:style-name="T11">; </text:span><text:span text:style-name="T6">?&gt;</text:span></text:p>
      <text:p text:style-name="P13"><text:span text:style-name="T8">&lt;/</text:span><text:span text:style-name="T6">main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8">&lt;!-- Footer --&gt;</text:p>
      <text:p text:style-name="P13"><text:span text:style-name="T6">&lt;?php</text:span><text:span text:style-name="T11"> </text:span><text:span text:style-name="T3">require_once</text:span><text:span text:style-name="T11">(</text:span><text:span text:style-name="T4">'php/footer.php'</text:span><text:span text:style-name="T11">); </text:span><text:span text:style-name="T6">?&gt;</text:span></text:p>
      <text:p text:style-name="P13"><text:span text:style-name="T8">&lt;/</text:span><text:span text:style-name="T6">body</text:span><text:span text:style-name="T8">&gt;</text:span></text:p>
      <text:p text:style-name="P15"/>
      <text:p text:style-name="P16"><text:line-break/></text:p>
      <text:p text:style-name="P2"/>
      <text:p text:style-name="P1">Voici ma page plats.php</text:p>
      <text:p text:style-name="P7"/>
      <text:p text:style-name="P23">&lt;!-- ICI MA PAGE TOUS LES PLATS: Avec tous les plats --&gt;</text:p>
      <text:p text:style-name="P18"/>
      <text:p text:style-name="P3">&lt;?php</text:p>
      <text:p text:style-name="P19"/>
      <text:p text:style-name="P13"><text:span text:style-name="T3">require_once</text:span><text:span text:style-name="T11"> (</text:span><text:span text:style-name="T4">"php/header.php"</text:span><text:span text:style-name="T11">);</text:span></text:p>
      <text:p text:style-name="P19"/>
      <text:p text:style-name="P13"><text:span text:style-name="T3">require_once</text:span><text:span text:style-name="T11">(</text:span><text:span text:style-name="T4">"database.php"</text:span><text:span text:style-name="T11">);</text:span></text:p>
      <text:p text:style-name="P19"/>
      <text:p text:style-name="P13"><text:span text:style-name="T5">$idCategorie</text:span><text:span text:style-name="T11"> = 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? </text:span><text:span text:style-name="T5">$_GET</text:span><text:span text:style-name="T11">[</text:span><text:span text:style-name="T4">'id'</text:span><text:span text:style-name="T11">] : </text:span><text:span text:style-name="T6">null</text:span><text:span text:style-name="T11">;</text:span></text:p>
      <text:p text:style-name="P19"/>
      <text:p text:style-name="P13"><text:span text:style-name="T5">$plats</text:span><text:span text:style-name="T11"> = </text:span><text:span text:style-name="T2">getPlats</text:span><text:span text:style-name="T11">(</text:span><text:span text:style-name="T5">$conn</text:span><text:span text:style-name="T11">, </text:span><text:span text:style-name="T5">$idCategorie</text:span><text:span text:style-name="T11">);</text:span></text:p>
      <text:p text:style-name="P18"/>
      <text:p text:style-name="P8">// Vérifie si une catégorie est sélectionnée</text:p>
      <text:p text:style-name="P19"/>
      <text:p text:style-name="P13"><text:span text:style-name="T3">if</text:span><text:span text:style-name="T11"> (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) {</text:span></text:p>
      <text:p text:style-name="P19"/>
      <text:p text:style-name="P8">// Cache les boutons précédent et suivant</text:p>
      <text:p text:style-name="P19"/>
      <text:p text:style-name="P13"><text:span text:style-name="T5">$hideButtons</text:span><text:span text:style-name="T11"> = </text:span><text:span text:style-name="T6">true</text:span><text:span text:style-name="T11">;</text:span></text:p>
      <text:p text:style-name="P19"/>
      <text:p text:style-name="P13"><text:span text:style-name="T11">} </text:span><text:span text:style-name="T3">else</text:span><text:span text:style-name="T11"> {</text:span></text:p>
      <text:p text:style-name="P19"/>
      <text:p text:style-name="P13"><text:span text:style-name="T5">$hideButtons</text:span><text:span text:style-name="T11"> = </text:span><text:span text:style-name="T6">false</text:span><text:span text:style-name="T11">;</text:span></text:p>
      <text:p text:style-name="P19"/>
      <text:p text:style-name="P6">}</text:p>
      <text:p text:style-name="P19"/>
      <text:p text:style-name="P13"><text:soft-page-break/><text:span text:style-name="T3">if</text:span><text:span text:style-name="T11"> (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) {</text:span></text:p>
      <text:p text:style-name="P19"/>
      <text:p text:style-name="P13"><text:span text:style-name="T5">$categorie</text:span><text:span text:style-name="T11"> = </text:span><text:span text:style-name="T2">getCategoryById</text:span><text:span text:style-name="T11">(</text:span><text:span text:style-name="T5">$conn</text:span><text:span text:style-name="T11">, </text:span><text:span text:style-name="T5">$idCategorie</text:span><text:span text:style-name="T11">);</text:span></text:p>
      <text:p text:style-name="P6">}</text:p>
      <text:p text:style-name="P3">?&gt;</text:p>
      <text:p text:style-name="P18"/>
      <text:p text:style-name="P8">&lt;!-- ************************************** MON BODY ***************************************************** --&gt;</text:p>
      <text:p text:style-name="P18"/>
      <text:p text:style-name="P13"><text:span text:style-name="T8">&lt;</text:span><text:span text:style-name="T6">main</text:span> <text:span text:style-name="T5">class</text:span>=<text:span text:style-name="T4">"container-fluid mt-3 pt-5"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row justify-content-center"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ol-md-8 col-lg-6"</text:span><text:span text:style-name="T8">&gt;</text:span></text:p>
      <text:p text:style-name="P19"/>
      <text:p text:style-name="P13"><text:span text:style-name="T8">&lt;</text:span><text:span text:style-name="T6">h1</text:span> <text:span text:style-name="T5">class</text:span>=<text:span text:style-name="T4">"h5couleurcat text-center"</text:span><text:span text:style-name="T8">&gt;</text:span>LES PLATS: <text:span text:style-name="T6">&lt;?php</text:span><text:span text:style-name="T11"> </text:span><text:span text:style-name="T2">echo</text:span><text:span text:style-name="T11"> </text:span><text:span text:style-name="T5">$categorie</text:span><text:span text:style-name="T11">[</text:span><text:span text:style-name="T4">'libelle'</text:span><text:span text:style-name="T11">];</text:span><text:span text:style-name="T6">?&gt;</text:span><text:span text:style-name="T8">&lt;/</text:span><text:span text:style-name="T6">h1</text:span><text:span text:style-name="T8">&gt;</text:span></text:p>
      <text:p text:style-name="P19"/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/</text:span><text:span text:style-name="T6">div</text:span><text:span text:style-name="T8">&gt;</text:span></text:p>
      <text:p text:style-name="P18"/>
      <text:p text:style-name="P8">&lt;!-- CAROUSEL AVEC 12 IMAGES DE TOUTES LES PLATS --&gt;</text:p>
      <text:p text:style-name="P19"/>
      <text:p text:style-name="P13"><text:span text:style-name="T8">&lt;</text:span><text:span text:style-name="T6">div</text:span> <text:span text:style-name="T5">class</text:span>=<text:span text:style-name="T4">"row justify-content-center"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ol-md-10 col-lg-8"</text:span><text:span text:style-name="T8">&gt;</text:span></text:p>
      <text:p text:style-name="P19"/>
      <text:p text:style-name="P13"><text:span text:style-name="T8">&lt;</text:span><text:span text:style-name="T6">div</text:span> <text:span text:style-name="T5">id</text:span>=<text:span text:style-name="T4">"carouselExample"</text:span> <text:span text:style-name="T5">class</text:span>=<text:span text:style-name="T4">"carousel slide plats-container"</text:span> <text:span text:style-name="T5">data-bs-ride</text:span>=<text:span text:style-name="T4">"carousel"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arousel-inner"</text:span><text:span text:style-name="T8">&gt;</text:span></text:p>
      <text:p text:style-name="P19"/>
      <text:p text:style-name="P13"><text:span text:style-name="T6">&lt;?php</text:span><text:span text:style-name="T11"> </text:span><text:span text:style-name="T3">foreach</text:span><text:span text:style-name="T11">(</text:span><text:span text:style-name="T5">$plats</text:span><text:span text:style-name="T11"> as </text:span><text:span text:style-name="T5">$key</text:span><text:span text:style-name="T11"> =&gt; </text:span><text:span text:style-name="T5">$plat</text:span><text:span text:style-name="T11">) :</text:span><text:span text:style-name="T6">?&gt;</text:span></text:p>
      <text:p text:style-name="P19"/>
      <text:p text:style-name="P13"><text:span text:style-name="T6">&lt;?php</text:span><text:span text:style-name="T11"> </text:span><text:span text:style-name="T3">if</text:span><text:span text:style-name="T11">(</text:span><text:span text:style-name="T5">$key</text:span><text:span text:style-name="T11"> % </text:span><text:span text:style-name="T17">4</text:span><text:span text:style-name="T11"> === </text:span><text:span text:style-name="T17">0</text:span><text:span text:style-name="T11">) :</text:span><text:span text:style-name="T6">?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arousel-item </text:span><text:span text:style-name="T6">&lt;?php</text:span><text:span text:style-name="T11"> </text:span><text:span text:style-name="T2">echo</text:span><text:span text:style-name="T11"> </text:span><text:span text:style-name="T5">$key</text:span><text:span text:style-name="T11"> === </text:span><text:span text:style-name="T17">0</text:span><text:span text:style-name="T11">? </text:span><text:span text:style-name="T4">'active'</text:span><text:span text:style-name="T11"> : </text:span><text:span text:style-name="T4">''</text:span><text:span text:style-name="T11">;</text:span><text:span text:style-name="T6">?&gt;</text:span><text:span text:style-name="T4">"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ard-group"</text:span><text:span text:style-name="T8">&gt;</text:span></text:p>
      <text:p text:style-name="P19"/>
      <text:p text:style-name="P13"><text:span text:style-name="T6">&lt;?php</text:span><text:span text:style-name="T11"> </text:span><text:span text:style-name="T3">endif</text:span><text:span text:style-name="T11">;</text:span><text:span text:style-name="T6">?&gt;</text:span></text:p>
      <text:p text:style-name="P18"/>
      <text:p text:style-name="P13"><text:span text:style-name="T8">&lt;</text:span><text:span text:style-name="T6">div</text:span> <text:span text:style-name="T5">class</text:span>=<text:span text:style-name="T4">"col-sm-3 p-3 bg-dark text-white mx-auto"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d-flex justify-content-center align-items-center"</text:span><text:span text:style-name="T8">&gt;</text:span></text:p>
      <text:p text:style-name="P19"/>
      <text:p text:style-name="P13"><text:span text:style-name="T8">&lt;</text:span><text:span text:style-name="T6">img</text:span> <text:span text:style-name="T5">class</text:span>=<text:span text:style-name="T4">"rounded-circle mw-100 mh-100 mx-auto d-block"</text:span> <text:span text:style-name="T5">src</text:span>=<text:span text:style-name="T4">"Mesimages/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image'</text:span><text:span text:style-name="T11">];</text:span><text:span text:style-name="T6">?&gt;</text:span><text:span text:style-name="T4">"</text:span> <text:span text:style-name="T5">alt</text:span>=<text:span text:style-name="T4">"..."</text:span><text:span text:style-name="T8">&gt;</text:span></text:p>
      <text:p text:style-name="P19"><text:soft-page-break/></text:p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19"/>
      <text:p text:style-name="P13"><text:span text:style-name="T8">&lt;</text:span><text:span text:style-name="T6">h5</text:span> <text:span text:style-name="T5">class</text:span>=<text:span text:style-name="T4">"card-title tailletitreplat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libelle'</text:span><text:span text:style-name="T11">];</text:span><text:span text:style-name="T6">?&gt;</text:span><text:span text:style-name="T8">&lt;/</text:span><text:span text:style-name="T6">h5</text:span><text:span text:style-name="T8">&gt;</text:span></text:p>
      <text:p text:style-name="P19"/>
      <text:p text:style-name="P13"><text:span text:style-name="T8">&lt;</text:span><text:span text:style-name="T6">p</text:span> <text:span text:style-name="T5">class</text:span>=<text:span text:style-name="T4">"card-text tailledescriplat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description'</text:span><text:span text:style-name="T11">];</text:span><text:span text:style-name="T6">?&gt;</text:span><text:span text:style-name="T8">&lt;/</text:span><text:span text:style-name="T6">p</text:span><text:span text:style-name="T8">&gt;</text:span></text:p>
      <text:p text:style-name="P13"><text:span text:style-name="T8">&lt;</text:span><text:span text:style-name="T6">p</text:span> <text:span text:style-name="T5">class</text:span>=<text:span text:style-name="T4">"card-text tailledescriplat"</text:span><text:span text:style-name="T8">&gt;</text:span>Prix : 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prix'</text:span><text:span text:style-name="T11">];</text:span><text:span text:style-name="T6">?&gt;</text:span> €<text:span text:style-name="T8">&lt;/</text:span><text:span text:style-name="T6">p</text:span><text:span text:style-name="T8">&gt;</text:span></text:p>
      <text:p text:style-name="P19"/>
      <text:p text:style-name="P13"><text:span text:style-name="T8">&lt;</text:span><text:span text:style-name="T6">a</text:span> <text:span text:style-name="T5">href</text:span>=<text:span text:style-name="T4">"commande.php?id=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id'</text:span><text:span text:style-name="T11">];</text:span><text:span text:style-name="T6">?&gt;</text:span><text:span text:style-name="T4">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19"/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/</text:span><text:span text:style-name="T6">div</text:span><text:span text:style-name="T8">&gt;</text:span></text:p>
      <text:p text:style-name="P18"/>
      <text:p text:style-name="P13"><text:span text:style-name="T6">&lt;?php</text:span><text:span text:style-name="T11"> </text:span><text:span text:style-name="T3">if</text:span><text:span text:style-name="T11">((</text:span><text:span text:style-name="T5">$key</text:span><text:span text:style-name="T11">+</text:span><text:span text:style-name="T17">1</text:span><text:span text:style-name="T11">) % </text:span><text:span text:style-name="T17">4</text:span><text:span text:style-name="T11"> === </text:span><text:span text:style-name="T17">0</text:span><text:span text:style-name="T11"> || </text:span><text:span text:style-name="T5">$key</text:span><text:span text:style-name="T11"> === </text:span><text:span text:style-name="T2">count</text:span><text:span text:style-name="T11">(</text:span><text:span text:style-name="T5">$plats</text:span><text:span text:style-name="T11">)-</text:span><text:span text:style-name="T17">1</text:span><text:span text:style-name="T11">) :</text:span><text:span text:style-name="T6">?&gt;</text:span></text:p>
      <text:p text:style-name="P19"/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6">&lt;?php</text:span><text:span text:style-name="T11"> </text:span><text:span text:style-name="T3">endif</text:span><text:span text:style-name="T11">;</text:span><text:span text:style-name="T6">?&gt;</text:span></text:p>
      <text:p text:style-name="P18"/>
      <text:p text:style-name="P13"><text:span text:style-name="T6">&lt;?php</text:span><text:span text:style-name="T11"> </text:span><text:span text:style-name="T3">endforeach</text:span><text:span text:style-name="T11">;</text:span><text:span text:style-name="T6">?&gt;</text:span></text:p>
      <text:p text:style-name="P19"/>
      <text:p text:style-name="P13"><text:span text:style-name="T8">&lt;/</text:span><text:span text:style-name="T6">div</text:span><text:span text:style-name="T8">&gt;</text:span></text:p>
      <text:p text:style-name="P19"/>
      <text:p text:style-name="P8">&lt;!-- Boutons de carousel: j'y ai intégré du php pour masquer le bouton quand je clique sur une catégorie de plats de la page index.php --&gt;</text:p>
      <text:p text:style-name="P13"><text:span text:style-name="T8">&lt;</text:span><text:span text:style-name="T6">div</text:span> <text:span text:style-name="T5">class</text:span>=<text:span text:style-name="T4">"carousel-controls moncarousselcat"</text:span><text:span text:style-name="T8">&gt;</text:span></text:p>
      <text:p text:style-name="P13"><text:span text:style-name="T8">&lt;</text:span><text:span text:style-name="T6">button</text:span> <text:span text:style-name="T5">class</text:span>=<text:span text:style-name="T4">"carousel-control-prev moncarousselcat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8">&gt;</text:span></text:p>
      <text:p text:style-name="P13"><text:span text:style-name="T8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13"><text:span text:style-name="T6">&lt;?php</text:span><text:span text:style-name="T11"> </text:span><text:span text:style-name="T3">if</text:span><text:span text:style-name="T11"> (!</text:span><text:span text:style-name="T5">$hideButtons</text:span><text:span text:style-name="T11">) { </text:span><text:span text:style-name="T6">?&gt;</text:span><text:span text:style-name="T8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precedent</text:span><text:span text:style-name="T4">()"</text:span> <text:span text:style-name="T5">type</text:span>=<text:span text:style-name="T4">"button"</text:span><text:span text:style-name="T8">&gt;</text:span>Précédent<text:span text:style-name="T8">&lt;/</text:span><text:span text:style-name="T6">button</text:span><text:span text:style-name="T8">&gt;</text:span></text:p>
      <text:p text:style-name="P13"><text:span text:style-name="T8">&lt;/</text:span><text:span text:style-name="T6">button</text:span><text:span text:style-name="T8">&gt;</text:span></text:p>
      <text:p text:style-name="P13"><text:span text:style-name="T8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8">&gt;</text:span></text:p>
      <text:p text:style-name="P13"><text:span text:style-name="T8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13"><text:span text:style-name="T8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suivant</text:span><text:span text:style-name="T4">()"</text:span> <text:span text:style-name="T5">type</text:span>=<text:span text:style-name="T4">"button"</text:span><text:span text:style-name="T8">&gt;</text:span>Suivant<text:span text:style-name="T8">&lt;/</text:span><text:span text:style-name="T6">button</text:span><text:span text:style-name="T8">&gt;</text:span><text:span text:style-name="T6">&lt;?php</text:span><text:span text:style-name="T11"> } </text:span><text:span text:style-name="T6">?&gt;</text:span></text:p>
      <text:p text:style-name="P13"><text:span text:style-name="T8">&lt;/</text:span><text:span text:style-name="T6">button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main</text:span><text:span text:style-name="T8">&gt;</text:span></text:p>
      <text:p text:style-name="P19"><text:soft-page-break/></text:p>
      <text:p text:style-name="P8">&lt;!-- ICI MON FOOTER OU PIED DE PAGE AVEC LES LOGOS --&gt;</text:p>
      <text:p text:style-name="P3">&lt;?php</text:p>
      <text:p text:style-name="P13"><text:span text:style-name="T3">require_once</text:span><text:span text:style-name="T11"> (</text:span><text:span text:style-name="T4">'php/footer.php'</text:span><text:span text:style-name="T11">);</text:span><text:span text:style-name="T6">?&gt;</text:span></text:p>
      <text:p text:style-name="P14"><text:line-break/></text:p>
      <text:p text:style-name="P8">&lt;!-- Ce script est fait pour masquer les boutons précédent et suivant quand je clique sur une catégorie de plats de la page index.php --&gt;</text:p>
      <text:p text:style-name="P13"><text:span text:style-name="T8">&lt;</text:span><text:span text:style-name="T6">script</text:span><text:span text:style-name="T8">&gt;</text:span></text:p>
      <text:p text:style-name="P13"><text:span text:style-name="T6">const</text:span><text:span text:style-name="T11"> </text:span><text:span text:style-name="T18">hideButtons</text:span><text:span text:style-name="T11"> = </text:span><text:span text:style-name="T6">&lt;?php</text:span><text:span text:style-name="T11"> </text:span><text:span text:style-name="T2">echo</text:span><text:span text:style-name="T11"> 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 ? </text:span><text:span text:style-name="T4">'true'</text:span><text:span text:style-name="T11"> : </text:span><text:span text:style-name="T4">'false'</text:span><text:span text:style-name="T11">; </text:span><text:span text:style-name="T6">?&gt;</text:span><text:span text:style-name="T11">;</text:span></text:p>
      <text:p text:style-name="P13"><text:span text:style-name="T3">if</text:span><text:span text:style-name="T11"> (</text:span><text:span text:style-name="T5">hideButtons</text:span><text:span text:style-name="T11">) {</text:span></text:p>
      <text:p text:style-name="P13"><text:span text:style-name="T5">document</text:span><text:span text:style-name="T11">.</text:span><text:span text:style-name="T2">querySelector</text:span><text:span text:style-name="T11">(</text:span><text:span text:style-name="T4">'.prev'</text:span><text:span text:style-name="T11">).</text:span><text:span text:style-name="T5">style</text:span><text:span text:style-name="T11">.</text:span><text:span text:style-name="T5">display</text:span><text:span text:style-name="T11"> = </text:span><text:span text:style-name="T4">'none'</text:span><text:span text:style-name="T11">;</text:span></text:p>
      <text:p text:style-name="P13"><text:span text:style-name="T5">document</text:span><text:span text:style-name="T11">.</text:span><text:span text:style-name="T2">querySelector</text:span><text:span text:style-name="T11">(</text:span><text:span text:style-name="T4">'.next'</text:span><text:span text:style-name="T11">).</text:span><text:span text:style-name="T5">style</text:span><text:span text:style-name="T11">.</text:span><text:span text:style-name="T5">display</text:span><text:span text:style-name="T11"> = </text:span><text:span text:style-name="T4">'none'</text:span><text:span text:style-name="T11">;</text:span></text:p>
      <text:p text:style-name="P6">}</text:p>
      <text:p text:style-name="P13"><text:span text:style-name="T8">&lt;/</text:span><text:span text:style-name="T6">script</text:span><text:span text:style-name="T8">&gt;</text:span></text:p>
      <text:p text:style-name="P5"><text:span text:style-name="T8"/></text:p>
      <text:p text:style-name="P5"><text:span text:style-name="T8"/></text:p>
      <text:p text:style-name="P21">Voici ma page <text:span text:style-name="T12">categorie</text:span>.php</text:p>
      <text:p text:style-name="P11">&lt;!-- ICI MA PAGE CATEGORIE: Avec les 8 Catégories de plats --&gt;</text:p>
      <text:p text:style-name="P18"/>
      <text:p text:style-name="P13"><text:span text:style-name="T8">&lt;</text:span><text:span text:style-name="T6">body</text:span> <text:span text:style-name="T5">style</text:span>=<text:span text:style-name="T4">"background-color: #4A394a;"</text:span><text:span text:style-name="T8">&gt;</text:span></text:p>
      <text:p text:style-name="P19"/>
      <text:p text:style-name="P8">&lt;!-- Header --&gt;</text:p>
      <text:p text:style-name="P3">&lt;?php</text:p>
      <text:p text:style-name="P13"><text:span text:style-name="T3">require_once</text:span><text:span text:style-name="T11"> (</text:span><text:span text:style-name="T4">"php/header.php"</text:span><text:span text:style-name="T11">);</text:span></text:p>
      <text:p text:style-name="P13"><text:span text:style-name="T3">require_once</text:span><text:span text:style-name="T11">(</text:span><text:span text:style-name="T4">"database.php"</text:span><text:span text:style-name="T11">);</text:span></text:p>
      <text:p text:style-name="P19"/>
      <text:p text:style-name="P8">// Récupérer toutes les catégories depuis la base de données</text:p>
      <text:p text:style-name="P13"><text:span text:style-name="T5">$categories</text:span><text:span text:style-name="T11"> = </text:span><text:span text:style-name="T2">getCategories</text:span><text:span text:style-name="T11">(</text:span><text:span text:style-name="T5">$conn</text:span><text:span text:style-name="T11">);</text:span></text:p>
      <text:p text:style-name="P19"/>
      <text:p text:style-name="P3">?&gt;</text:p>
      <text:p text:style-name="P18"/>
      <text:p text:style-name="P13"><text:span text:style-name="T8">&lt;</text:span><text:span text:style-name="T6">main</text:span> <text:span text:style-name="T5">class</text:span>=<text:span text:style-name="T4">"container-fluid mt-3 pt-5"</text:span> <text:span text:style-name="T8">&gt;</text:span></text:p>
      <text:p text:style-name="P13"><text:span text:style-name="T8">&lt;</text:span><text:span text:style-name="T6">div</text:span> <text:span text:style-name="T5">class</text:span>=<text:span text:style-name="T4">"row justify-content-center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ol-md-8 col-lg-6"</text:span><text:span text:style-name="T8">&gt;</text:span></text:p>
      <text:p text:style-name="P13"><text:span text:style-name="T8">&lt;</text:span><text:span text:style-name="T6">h1</text:span> <text:span text:style-name="T5">class</text:span>=<text:span text:style-name="T4">"h5couleurcat text-center"</text:span><text:span text:style-name="T8">&gt;</text:span>TOUTES LES CATÉGORIES<text:span text:style-name="T8">&lt;/</text:span><text:span text:style-name="T6">h1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8">&lt;!-- CAROUSEL AVEC 4 IMAGES DE TOUTES LES CATÉGORIES --&gt;</text:p>
      <text:p text:style-name="P13"><text:span text:style-name="T8">&lt;</text:span><text:span text:style-name="T6">div</text:span> <text:span text:style-name="T5">id</text:span>=<text:span text:style-name="T4">"carouselExample"</text:span> <text:span text:style-name="T5">class</text:span>=<text:span text:style-name="T4">"carousel slide categorie-container"</text:span> <text:span text:style-name="T5">data-bs-ride</text:span>=<text:span text:style-name="T4">"carousel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arousel-inner"</text:span><text:span text:style-name="T8">&gt;</text:span></text:p>
      <text:p text:style-name="P13"><text:span text:style-name="T6">&lt;?php</text:span><text:span text:style-name="T11"> </text:span><text:span text:style-name="T3">foreach</text:span><text:span text:style-name="T11">(</text:span><text:span text:style-name="T5">$categories</text:span><text:span text:style-name="T11"> as </text:span><text:span text:style-name="T5">$key</text:span><text:span text:style-name="T11"> =&gt; </text:span><text:span text:style-name="T5">$categorie</text:span><text:span text:style-name="T11">) :</text:span><text:span text:style-name="T6">?&gt;</text:span></text:p>
      <text:p text:style-name="P13"><text:span text:style-name="T6">&lt;?php</text:span><text:span text:style-name="T11"> </text:span><text:span text:style-name="T3">if</text:span><text:span text:style-name="T11">(</text:span><text:span text:style-name="T5">$key</text:span><text:span text:style-name="T11"> % </text:span><text:span text:style-name="T17">4</text:span><text:span text:style-name="T11"> === </text:span><text:span text:style-name="T17">0</text:span><text:span text:style-name="T11">) :</text:span><text:span text:style-name="T6">?&gt;</text:span></text:p>
      <text:p text:style-name="P13"><text:span text:style-name="T8">&lt;</text:span><text:span text:style-name="T6">div</text:span> <text:span text:style-name="T5">class</text:span>=<text:span text:style-name="T4">"carousel-item </text:span><text:span text:style-name="T6">&lt;?php</text:span><text:span text:style-name="T11"> </text:span><text:span text:style-name="T2">echo</text:span><text:span text:style-name="T11"> </text:span><text:span text:style-name="T5">$key</text:span><text:span text:style-name="T11"> === </text:span><text:span text:style-name="T17">0</text:span><text:span text:style-name="T11">? </text:span><text:span text:style-name="T4">'active'</text:span><text:span text:style-name="T11"> : </text:span><text:span text:style-name="T4">''</text:span><text:span text:style-name="T11">;</text:span><text:span text:style-name="T6">?&gt;</text:span><text:span text:style-name="T4">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ard-group"</text:span><text:span text:style-name="T8">&gt;</text:span></text:p>
      <text:p text:style-name="P13"><text:span text:style-name="T6">&lt;?php</text:span><text:span text:style-name="T11"> </text:span><text:span text:style-name="T3">endif</text:span><text:span text:style-name="T11">;</text:span><text:span text:style-name="T6">?&gt;</text:span></text:p>
      <text:p text:style-name="P13"><text:span text:style-name="T8">&lt;</text:span><text:span text:style-name="T6">div</text:span> <text:span text:style-name="T5">class</text:span>=<text:span text:style-name="T4">"col-sm-3 p-3 bg-dark text-white"</text:span><text:span text:style-name="T8">&gt;</text:span></text:p>
      <text:p text:style-name="P13"><text:soft-page-break/><text:span text:style-name="T8">&lt;</text:span><text:span text:style-name="T6">a</text:span> <text:span text:style-name="T5">href</text:span>=<text:span text:style-name="T4">"plats.php?id=</text:span><text:span text:style-name="T6">&lt;?php</text:span><text:span text:style-name="T11"> </text:span><text:span text:style-name="T2">echo</text:span><text:span text:style-name="T11"> </text:span><text:span text:style-name="T5">$categorie</text:span><text:span text:style-name="T11">[</text:span><text:span text:style-name="T4">'id'</text:span><text:span text:style-name="T11">];</text:span><text:span text:style-name="T6">?&gt;</text:span><text:span text:style-name="T4">"</text:span><text:span text:style-name="T8">&gt;</text:span></text:p>
      <text:p text:style-name="P13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images_the_district/category/</text:span><text:span text:style-name="T6">&lt;?php</text:span><text:span text:style-name="T11"> </text:span><text:span text:style-name="T2">echo</text:span><text:span text:style-name="T11"> </text:span><text:span text:style-name="T5">$categorie</text:span><text:span text:style-name="T11">[</text:span><text:span text:style-name="T4">'image'</text:span><text:span text:style-name="T11">];</text:span><text:span text:style-name="T6">?&gt;</text:span><text:span text:style-name="T4">"</text:span> <text:span text:style-name="T5">alt</text:span>=<text:span text:style-name="T4">"..."</text:span><text:span text:style-name="T8">&gt;</text:span></text:p>
      <text:p text:style-name="P13"><text:span text:style-name="T8">&lt;/</text:span><text:span text:style-name="T6">a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13"><text:span text:style-name="T8">&lt;</text:span><text:span text:style-name="T6">h5</text:span> <text:span text:style-name="T5">class</text:span>=<text:span text:style-name="T4">"card-title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categorie</text:span><text:span text:style-name="T11">[</text:span><text:span text:style-name="T4">'libelle'</text:span><text:span text:style-name="T11">];</text:span><text:span text:style-name="T6">?&gt;</text:span><text:span text:style-name="T8">&lt;/</text:span><text:span text:style-name="T6">h5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6">&lt;?php</text:span><text:span text:style-name="T11"> </text:span><text:span text:style-name="T3">if</text:span><text:span text:style-name="T11">((</text:span><text:span text:style-name="T5">$key</text:span><text:span text:style-name="T11">+</text:span><text:span text:style-name="T17">1</text:span><text:span text:style-name="T11">) % </text:span><text:span text:style-name="T17">4</text:span><text:span text:style-name="T11"> === </text:span><text:span text:style-name="T17">0</text:span><text:span text:style-name="T11"> || </text:span><text:span text:style-name="T5">$key</text:span><text:span text:style-name="T11"> === </text:span><text:span text:style-name="T2">count</text:span><text:span text:style-name="T11">(</text:span><text:span text:style-name="T5">$categories</text:span><text:span text:style-name="T11">)-</text:span><text:span text:style-name="T17">1</text:span><text:span text:style-name="T11">) :</text:span><text:span text:style-name="T6">?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6">&lt;?php</text:span><text:span text:style-name="T11"> </text:span><text:span text:style-name="T3">endif</text:span><text:span text:style-name="T11">;</text:span><text:span text:style-name="T6">?&gt;</text:span></text:p>
      <text:p text:style-name="P19"/>
      <text:p text:style-name="P13"><text:span text:style-name="T6">&lt;?php</text:span><text:span text:style-name="T11"> </text:span><text:span text:style-name="T3">endforeach</text:span><text:span text:style-name="T11">;</text:span><text:span text:style-name="T6">?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8">&lt;!-- Boutons de carousel --&gt;</text:p>
      <text:p text:style-name="P13"><text:span text:style-name="T8">&lt;</text:span><text:span text:style-name="T6">div</text:span> <text:span text:style-name="T5">class</text:span>=<text:span text:style-name="T4">"carousel-controls moncarousselcat"</text:span><text:span text:style-name="T8">&gt;</text:span></text:p>
      <text:p text:style-name="P13"><text:span text:style-name="T8">&lt;</text:span><text:span text:style-name="T6">button</text:span> <text:span text:style-name="T5">class</text:span>=<text:span text:style-name="T4">"carousel-control-prev moncarousselcat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8">&gt;</text:span></text:p>
      <text:p text:style-name="P13"><text:span text:style-name="T8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13"><text:span text:style-name="T8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precedent</text:span><text:span text:style-name="T4">()"</text:span> <text:span text:style-name="T5">type</text:span>=<text:span text:style-name="T4">"button"</text:span><text:span text:style-name="T8">&gt;</text:span>Précédent<text:span text:style-name="T8">&lt;/</text:span><text:span text:style-name="T6">button</text:span><text:span text:style-name="T8">&gt;</text:span></text:p>
      <text:p text:style-name="P13"><text:span text:style-name="T8">&lt;/</text:span><text:span text:style-name="T6">button</text:span><text:span text:style-name="T8">&gt;</text:span></text:p>
      <text:p text:style-name="P13"><text:span text:style-name="T8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8">&gt;</text:span></text:p>
      <text:p text:style-name="P13"><text:span text:style-name="T8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13"><text:span text:style-name="T8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suivant</text:span><text:span text:style-name="T4">()"</text:span> <text:span text:style-name="T5">type</text:span>=<text:span text:style-name="T4">"button"</text:span><text:span text:style-name="T8">&gt;</text:span>Suivant<text:span text:style-name="T8">&lt;/</text:span><text:span text:style-name="T6">button</text:span><text:span text:style-name="T8">&gt;</text:span></text:p>
      <text:p text:style-name="P13"><text:span text:style-name="T8">&lt;/</text:span><text:span text:style-name="T6">button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main</text:span><text:span text:style-name="T8">&gt;</text:span></text:p>
      <text:p text:style-name="P19"/>
      <text:p text:style-name="P8">&lt;!-- ICI MON FOOTER OU PIED DE PAGE AVEC LES LOGOS --&gt;</text:p>
      <text:p text:style-name="P3">&lt;?php</text:p>
      <text:p text:style-name="P13"><text:span text:style-name="T3">require_once</text:span><text:span text:style-name="T11"> (</text:span><text:span text:style-name="T4">'php/footer.php'</text:span><text:span text:style-name="T11">);</text:span><text:span text:style-name="T6">?&gt;</text:span></text:p>
      <text:p text:style-name="P21"/>
      <text:p text:style-name="P21"/>
      <text:p text:style-name="P21">Voici ma page <text:span text:style-name="T12">commande.php </text:span></text:p>
      <text:p text:style-name="P4">&lt;?php</text:p>
      <text:p text:style-name="P13"><text:span text:style-name="T3">require_once</text:span><text:span text:style-name="T11"> (</text:span><text:span text:style-name="T4">"php/header.php"</text:span><text:span text:style-name="T11">);</text:span></text:p>
      <text:p text:style-name="P13"><text:span text:style-name="T3">require_once</text:span><text:span text:style-name="T11">(</text:span><text:span text:style-name="T4">"database.php"</text:span><text:span text:style-name="T11">);</text:span></text:p>
      <text:p text:style-name="P19"/>
      <text:p text:style-name="P8">/* manu */</text:p>
      <text:p text:style-name="P8">// Récupération de l'ID du plat commandé</text:p>
      <text:p text:style-name="P13"><text:span text:style-name="T3">if</text:span><text:span text:style-name="T11">(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){ </text:span><text:span text:style-name="T9">// Si la variable ID n'existe pas, cherche dans le POST</text:span></text:p>
      <text:p text:style-name="P13"><text:span text:style-name="T5">$idPlat</text:span><text:span text:style-name="T11"> = </text:span><text:span text:style-name="T5">$_GET</text:span><text:span text:style-name="T11">[</text:span><text:span text:style-name="T4">'id'</text:span><text:span text:style-name="T11">];</text:span></text:p>
      <text:p text:style-name="P13"><text:span text:style-name="T11">} </text:span><text:span text:style-name="T3">else</text:span><text:span text:style-name="T11"> {</text:span></text:p>
      <text:p text:style-name="P13"><text:span text:style-name="T5">$idPlat</text:span><text:span text:style-name="T11"> = </text:span><text:span text:style-name="T5">$_POST</text:span><text:span text:style-name="T11">[</text:span><text:span text:style-name="T4">'id'</text:span><text:span text:style-name="T11">];</text:span></text:p>
      <text:p text:style-name="P6"><text:soft-page-break/>}</text:p>
      <text:p text:style-name="P19"/>
      <text:p text:style-name="P8">// Récupération des informations du plat commandé</text:p>
      <text:p text:style-name="P13"><text:span text:style-name="T5">$plat</text:span><text:span text:style-name="T11"> = </text:span><text:span text:style-name="T2">getPlatById</text:span><text:span text:style-name="T11">(</text:span><text:span text:style-name="T5">$conn</text:span><text:span text:style-name="T11">, </text:span><text:span text:style-name="T5">$idPlat</text:span><text:span text:style-name="T11">);</text:span></text:p>
      <text:p text:style-name="P19"/>
      <text:p text:style-name="P8">// Affichage des informations du plat commandé</text:p>
      <text:p text:style-name="P19"/>
      <text:p text:style-name="P3">?&gt;</text:p>
      <text:p text:style-name="P19"/>
      <text:p text:style-name="P8">&lt;!-- ************************************** MON BODY ***************************************************** --&gt;</text:p>
      <text:p text:style-name="P19"/>
      <text:p text:style-name="P13"><text:span text:style-name="T8">&lt;</text:span><text:span text:style-name="T6">main</text:span><text:span text:style-name="T8">&gt;</text:span></text:p>
      <text:p text:style-name="P19"/>
      <text:p text:style-name="P13"><text:span text:style-name="T8">&lt;</text:span><text:span text:style-name="T6">br</text:span><text:span text:style-name="T8">&gt;</text:span></text:p>
      <text:p text:style-name="P19"/>
      <text:p text:style-name="P13"><text:span text:style-name="T8">&lt;</text:span><text:span text:style-name="T6">h1</text:span> <text:span text:style-name="T5">class</text:span>=<text:span text:style-name="T4">"text-center mt-5"</text:span><text:span text:style-name="T8">&gt;</text:span>Ma commande<text:span text:style-name="T8">&lt;/</text:span><text:span text:style-name="T6">h1</text:span><text:span text:style-name="T8">&gt;&lt;</text:span><text:span text:style-name="T6">br</text:span><text:span text:style-name="T8">&gt;</text:span> <text:span text:style-name="T9">&lt;!-- Vérifiez si ce texte s'affiche --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ontainer"</text:span> <text:span text:style-name="T5">style</text:span>=<text:span text:style-name="T4">"background-color: #4A394a;"</text:span><text:span text:style-name="T8">&gt;</text:span></text:p>
      <text:p text:style-name="P8">&lt;!-- Formulaire de commande --&gt;</text:p>
      <text:p text:style-name="P13"><text:span text:style-name="T8">&lt;</text:span><text:span text:style-name="T6">div</text:span> <text:span text:style-name="T5">class</text:span>=<text:span text:style-name="T4">"container pt-0"</text:span><text:span text:style-name="T8">&gt;</text:span> <text:span text:style-name="T9">&lt;!-- pt-0 pour supprimer l'espace entre le formulaire et le bloc bleu au dessus --&gt;</text:span></text:p>
      <text:p text:style-name="P19"/>
      <text:p text:style-name="P13"><text:span text:style-name="T8">&lt;</text:span><text:span text:style-name="T6">form</text:span> <text:span text:style-name="T5">class</text:span>=<text:span text:style-name="T4">"row g-3 bordure"</text:span> <text:span text:style-name="T5">novalidate</text:span> <text:span text:style-name="T5">action</text:span>=<text:span text:style-name="T4">"</text:span><text:span text:style-name="T6">&lt;?php</text:span><text:span text:style-name="T11"> </text:span><text:span text:style-name="T2">echo</text:span><text:span text:style-name="T11"> </text:span><text:span text:style-name="T5">$_SERVER</text:span><text:span text:style-name="T11">[</text:span><text:span text:style-name="T4">'PHP_SELF'</text:span><text:span text:style-name="T11">];</text:span><text:span text:style-name="T6">?&gt;</text:span><text:span text:style-name="T4">"</text:span> <text:span text:style-name="T5">method</text:span>=<text:span text:style-name="T4">"post"</text:span><text:span text:style-name="T8">&gt;</text:span></text:p>
      <text:p text:style-name="P3">&lt;?php</text:p>
      <text:p text:style-name="P13"><text:span text:style-name="T3">if</text:span><text:span text:style-name="T11">(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){ </text:span><text:span text:style-name="T9">// Si la variable ID n'existe pas, cherche dans le POST</text:span></text:p>
      <text:p text:style-name="P13"><text:span text:style-name="T2">echo</text:span><text:span text:style-name="T11"> </text:span><text:span text:style-name="T4">"&lt;input type='hidden' name='id' value='"</text:span><text:span text:style-name="T11">.</text:span><text:span text:style-name="T5">$_GET</text:span><text:span text:style-name="T11">[</text:span><text:span text:style-name="T4">'id'</text:span><text:span text:style-name="T11">].</text:span><text:span text:style-name="T4">"'&gt;"</text:span><text:span text:style-name="T11">;</text:span></text:p>
      <text:p text:style-name="P13"><text:span text:style-name="T11">} </text:span><text:span text:style-name="T3">else</text:span><text:span text:style-name="T11"> {</text:span></text:p>
      <text:p text:style-name="P13"><text:span text:style-name="T2">echo</text:span><text:span text:style-name="T11"> </text:span><text:span text:style-name="T4">"&lt;input type='hidden' name='id' value='"</text:span><text:span text:style-name="T11">.</text:span><text:span text:style-name="T5">$_POST</text:span><text:span text:style-name="T11">[</text:span><text:span text:style-name="T4">'id'</text:span><text:span text:style-name="T11">].</text:span><text:span text:style-name="T4">"'&gt;"</text:span><text:span text:style-name="T11">;</text:span></text:p>
      <text:p text:style-name="P6">}</text:p>
      <text:p text:style-name="P3">?&gt;</text:p>
      <text:p text:style-name="P19"/>
      <text:p text:style-name="P8">&lt;!-- Bloc de cards (déplacé ici) --&gt;</text:p>
      <text:p text:style-name="P13"><text:span text:style-name="T8">&lt;</text:span><text:span text:style-name="T6">div</text:span> <text:span text:style-name="T5">class</text:span>=<text:span text:style-name="T4">"card mb-3 bg-primary col-md-8 col-lg-6 mx-auto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row g-0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ol-md-4"</text:span><text:span text:style-name="T8">&gt;</text:span></text:p>
      <text:p text:style-name="P13"><text:span text:style-name="T8">&lt;</text:span><text:span text:style-name="T6">img</text:span> <text:span text:style-name="T5">src</text:span>=<text:span text:style-name="T4">"Mesimages/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image'</text:span><text:span text:style-name="T11">]; </text:span><text:span text:style-name="T6">?&gt;</text:span><text:span text:style-name="T4">"</text:span> <text:span text:style-name="T5">class</text:span>=<text:span text:style-name="T4">"img-fluid rounded-pill"</text:span> <text:span text:style-name="T5">alt</text:span>=<text:span text:style-name="T4">"..."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ol-md-8"</text:span><text:span text:style-name="T8">&gt;</text:span></text:p>
      <text:p text:style-name="P13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13"><text:span text:style-name="T8">&lt;</text:span><text:span text:style-name="T6">h5</text:span> <text:span text:style-name="T5">class</text:span>=<text:span text:style-name="T4">"card-title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libelle'</text:span><text:span text:style-name="T11">]; </text:span><text:span text:style-name="T6">?&gt;</text:span><text:span text:style-name="T8">&lt;/</text:span><text:span text:style-name="T6">h5</text:span><text:span text:style-name="T8">&gt;</text:span></text:p>
      <text:p text:style-name="P13"><text:span text:style-name="T8">&lt;</text:span><text:span text:style-name="T6">p</text:span> <text:span text:style-name="T5">class</text:span>=<text:span text:style-name="T4">"card-text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description'</text:span><text:span text:style-name="T11">]; </text:span><text:span text:style-name="T6">?&gt;</text:span><text:span text:style-name="T8">&lt;/</text:span><text:span text:style-name="T6">p</text:span><text:span text:style-name="T8">&gt;</text:span></text:p>
      <text:p text:style-name="P8">&lt;!-- Dropdown pour choisir la quantité --&gt;</text:p>
      <text:p text:style-name="P13"><text:span text:style-name="T8">&lt;</text:span><text:span text:style-name="T6">div</text:span> <text:span text:style-name="T5">class</text:span>=<text:span text:style-name="T4">"dropdown"</text:span><text:span text:style-name="T8">&gt;</text:span></text:p>
      <text:p text:style-name="P13"><text:span text:style-name="T8">&lt;</text:span><text:span text:style-name="T6">button</text:span> <text:span text:style-name="T5">type</text:span>=<text:span text:style-name="T4">"button"</text:span> <text:span text:style-name="T5">class</text:span>=<text:span text:style-name="T4">"btn btn-primary text-body btnquantite"</text:span><text:span text:style-name="T8">&gt;</text:span>Quantité<text:span text:style-name="T8">&lt;/</text:span><text:span text:style-name="T6">button</text:span><text:span text:style-name="T8">&gt;</text:span></text:p>
      <text:p text:style-name="P13"><text:span text:style-name="T8">&lt;</text:span><text:span text:style-name="T6">select</text:span> <text:span text:style-name="T5">class</text:span>=<text:span text:style-name="T4">"custom-select text-body btnselectcommande"</text:span> <text:span text:style-name="T5">id</text:span>=<text:span text:style-name="T4">"validationCustom04"</text:span> <text:span text:style-name="T5">name</text:span>=<text:span text:style-name="T4">"quantite"</text:span> <text:span text:style-name="T5">required</text:span><text:span text:style-name="T8">&gt;</text:span></text:p>
      <text:p text:style-name="P13"><text:span text:style-name="T8">&lt;</text:span><text:span text:style-name="T6">option</text:span> <text:span text:style-name="T5">value</text:span>=<text:span text:style-name="T4">"1"</text:span> <text:span text:style-name="T5">selected</text:span><text:span text:style-name="T8">&gt;</text:span>1<text:span text:style-name="T8">&lt;/</text:span><text:span text:style-name="T6">option</text:span><text:span text:style-name="T8">&gt;</text:span></text:p>
      <text:p text:style-name="P13"><text:span text:style-name="T8">&lt;</text:span><text:span text:style-name="T6">option</text:span> <text:span text:style-name="T5">value</text:span>=<text:span text:style-name="T4">"2"</text:span><text:span text:style-name="T8">&gt;</text:span>2<text:span text:style-name="T8">&lt;/</text:span><text:span text:style-name="T6">option</text:span><text:span text:style-name="T8">&gt;</text:span></text:p>
      <text:p text:style-name="P13"><text:soft-page-break/><text:span text:style-name="T8">&lt;</text:span><text:span text:style-name="T6">option</text:span> <text:span text:style-name="T5">value</text:span>=<text:span text:style-name="T4">"3"</text:span><text:span text:style-name="T8">&gt;</text:span>3<text:span text:style-name="T8">&lt;/</text:span><text:span text:style-name="T6">option</text:span><text:span text:style-name="T8">&gt;</text:span></text:p>
      <text:p text:style-name="P13"><text:span text:style-name="T8">&lt;</text:span><text:span text:style-name="T6">option</text:span> <text:span text:style-name="T5">value</text:span>=<text:span text:style-name="T4">"4"</text:span><text:span text:style-name="T8">&gt;</text:span>4<text:span text:style-name="T8">&lt;/</text:span><text:span text:style-name="T6">option</text:span><text:span text:style-name="T8">&gt;</text:span></text:p>
      <text:p text:style-name="P13"><text:span text:style-name="T8">&lt;</text:span><text:span text:style-name="T6">option</text:span> <text:span text:style-name="T5">value</text:span>=<text:span text:style-name="T4">"5"</text:span><text:span text:style-name="T8">&gt;</text:span>5<text:span text:style-name="T8">&lt;/</text:span><text:span text:style-name="T6">option</text:span><text:span text:style-name="T8">&gt;</text:span></text:p>
      <text:p text:style-name="P13"><text:span text:style-name="T8">&lt;</text:span><text:span text:style-name="T6">option</text:span> <text:span text:style-name="T5">value</text:span>=<text:span text:style-name="T4">"6"</text:span><text:span text:style-name="T8">&gt;</text:span>6<text:span text:style-name="T8">&lt;/</text:span><text:span text:style-name="T6">option</text:span><text:span text:style-name="T8">&gt;</text:span></text:p>
      <text:p text:style-name="P13"><text:span text:style-name="T8">&lt;/</text:span><text:span text:style-name="T6">select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</text:span><text:span text:style-name="T6">p</text:span> <text:span text:style-name="T5">class</text:span>=<text:span text:style-name="T4">"card-text"</text:span><text:span text:style-name="T8">&gt;</text:span>Prix : 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prix'</text:span><text:span text:style-name="T11">]; </text:span><text:span text:style-name="T6">?&gt;</text:span> €<text:span text:style-name="T8">&lt;/</text:span><text:span text:style-name="T6">p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8">&lt;!-- Champs du formulaire --&gt;</text:p>
      <text:p text:style-name="P13"><text:span text:style-name="T8">&lt;</text:span><text:span text:style-name="T6">div</text:span> <text:span text:style-name="T5">class</text:span>=<text:span text:style-name="T4">"col-md-12"</text:span><text:span text:style-name="T8">&gt;</text:span></text:p>
      <text:p text:style-name="P13"><text:span text:style-name="T8">&lt;</text:span><text:span text:style-name="T6">label</text:span> <text:span text:style-name="T5">for</text:span>=<text:span text:style-name="T4">"nomprenom"</text:span> <text:span text:style-name="T5">class</text:span>=<text:span text:style-name="T4">"form-label"</text:span><text:span text:style-name="T8">&gt;&lt;</text:span><text:span text:style-name="T6">strong</text:span><text:span text:style-name="T8">&gt;</text:span>Nom et prénom<text:span text:style-name="T8">&lt;/</text:span><text:span text:style-name="T6">strong</text:span><text:span text:style-name="T8">&gt;&lt;/</text:span><text:span text:style-name="T6">label</text:span><text:span text:style-name="T8">&gt;</text:span></text:p>
      <text:p text:style-name="P13"><text:span text:style-name="T8">&lt;</text:span><text:span text:style-name="T6">input</text:span> <text:span text:style-name="T5">type</text:span>=<text:span text:style-name="T4">"text"</text:span> <text:span text:style-name="T5">class</text:span>=<text:span text:style-name="T4">"form-control"</text:span> <text:span text:style-name="T5">id</text:span>=<text:span text:style-name="T4">"nometprenom"</text:span> <text:span text:style-name="T5">name</text:span>=<text:span text:style-name="T4">"nomprenom"</text:span><text:span text:style-name="T8">&gt;</text:span></text:p>
      <text:p text:style-name="P13"><text:span text:style-name="T8">&lt;</text:span><text:span text:style-name="T6">span</text:span> <text:span text:style-name="T5">aria-label</text:span>=<text:span text:style-name="T4">"required"</text:span><text:span text:style-name="T8">&gt;</text:span>Ce champ est obligatoire<text:span text:style-name="T8">&lt;/</text:span><text:span text:style-name="T6">span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ol-md-6"</text:span><text:span text:style-name="T8">&gt;</text:span></text:p>
      <text:p text:style-name="P13"><text:span text:style-name="T8">&lt;</text:span><text:span text:style-name="T6">label</text:span> <text:span text:style-name="T5">for</text:span>=<text:span text:style-name="T4">"email"</text:span> <text:span text:style-name="T5">class</text:span>=<text:span text:style-name="T4">"form-label"</text:span><text:span text:style-name="T8">&gt;&lt;</text:span><text:span text:style-name="T6">strong</text:span><text:span text:style-name="T8">&gt;</text:span>Email<text:span text:style-name="T8">&lt;/</text:span><text:span text:style-name="T6">strong</text:span><text:span text:style-name="T8">&gt;&lt;/</text:span><text:span text:style-name="T6">label</text:span><text:span text:style-name="T8">&gt;</text:span></text:p>
      <text:p text:style-name="P13"><text:span text:style-name="T8">&lt;</text:span><text:span text:style-name="T6">input</text:span> <text:span text:style-name="T5">type</text:span>=<text:span text:style-name="T4">"email"</text:span> <text:span text:style-name="T5">class</text:span>=<text:span text:style-name="T4">"form-control inputcontact"</text:span> <text:span text:style-name="T5">id</text:span>=<text:span text:style-name="T4">"votreemail"</text:span> <text:span text:style-name="T5">name</text:span>=<text:span text:style-name="T4">"mail"</text:span> <text:span text:style-name="T5">placeholder</text:span>=<text:span text:style-name="T4">"dave.loper@afpa.fr"</text:span> <text:span text:style-name="T5">required</text:span><text:span text:style-name="T8">&gt;</text:span></text:p>
      <text:p text:style-name="P13"><text:span text:style-name="T8">&lt;</text:span><text:span text:style-name="T6">span</text:span> <text:span text:style-name="T5">aria-label</text:span>=<text:span text:style-name="T4">"required"</text:span><text:span text:style-name="T8">&gt;</text:span>Ce champ est obligatoire<text:span text:style-name="T8">&lt;/</text:span><text:span text:style-name="T6">span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ol-md-6"</text:span><text:span text:style-name="T8">&gt;</text:span></text:p>
      <text:p text:style-name="P13"><text:span text:style-name="T8">&lt;</text:span><text:span text:style-name="T6">label</text:span> <text:span text:style-name="T5">for</text:span>=<text:span text:style-name="T4">"phonenumber"</text:span> <text:span text:style-name="T5">class</text:span>=<text:span text:style-name="T4">"form-label"</text:span><text:span text:style-name="T8">&gt;&lt;</text:span><text:span text:style-name="T6">strong</text:span><text:span text:style-name="T8">&gt;</text:span>Téléphone<text:span text:style-name="T8">&lt;/</text:span><text:span text:style-name="T6">strong</text:span><text:span text:style-name="T8">&gt;&lt;/</text:span><text:span text:style-name="T6">label</text:span><text:span text:style-name="T8">&gt;</text:span></text:p>
      <text:p text:style-name="P13"><text:span text:style-name="T8">&lt;</text:span><text:span text:style-name="T6">input</text:span> <text:span text:style-name="T5">type</text:span>=<text:span text:style-name="T4">"tel"</text:span> <text:span text:style-name="T5">class</text:span>=<text:span text:style-name="T4">"form-control inputcontact"</text:span> <text:span text:style-name="T5">id</text:span>=<text:span text:style-name="T4">"phone"</text:span> <text:span text:style-name="T5">name</text:span>=<text:span text:style-name="T4">"phone2"</text:span> <text:span text:style-name="T5">placeholder</text:span>=<text:span text:style-name="T4">"01 23 45 67 89"</text:span><text:span text:style-name="T8">&gt;</text:span></text:p>
      <text:p text:style-name="P13"><text:span text:style-name="T8">&lt;</text:span><text:span text:style-name="T6">span</text:span> <text:span text:style-name="T5">aria-label</text:span>=<text:span text:style-name="T4">"required"</text:span><text:span text:style-name="T8">&gt;</text:span>Ce champ est obligatoire<text:span text:style-name="T8">&lt;/</text:span><text:span text:style-name="T6">span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ol-md-12"</text:span><text:span text:style-name="T8">&gt;</text:span></text:p>
      <text:p text:style-name="P13"><text:span text:style-name="T8">&lt;</text:span><text:span text:style-name="T6">label</text:span> <text:span text:style-name="T5">for</text:span>=<text:span text:style-name="T4">"votreadresse"</text:span> <text:span text:style-name="T5">class</text:span>=<text:span text:style-name="T4">"form-label"</text:span><text:span text:style-name="T8">&gt;&lt;</text:span><text:span text:style-name="T6">strong</text:span><text:span text:style-name="T8">&gt;</text:span>Votre adresse<text:span text:style-name="T8">&lt;/</text:span><text:span text:style-name="T6">strong</text:span><text:span text:style-name="T8">&gt;&lt;/</text:span><text:span text:style-name="T6">label</text:span><text:span text:style-name="T8">&gt;</text:span></text:p>
      <text:p text:style-name="P13"><text:span text:style-name="T8">&lt;</text:span><text:span text:style-name="T6">textarea</text:span> <text:span text:style-name="T5">class</text:span>=<text:span text:style-name="T4">"form-control"</text:span> <text:span text:style-name="T5">id</text:span>=<text:span text:style-name="T4">"votreadresse"</text:span> <text:span text:style-name="T5">rows</text:span>=<text:span text:style-name="T4">"3"</text:span> <text:span text:style-name="T5">name</text:span>=<text:span text:style-name="T4">"adresse"</text:span> <text:span text:style-name="T5">placeholder</text:span>=<text:span text:style-name="T4">"Une adresse de livraison"</text:span> <text:span text:style-name="T5">required</text:span><text:span text:style-name="T8">&gt;&lt;/</text:span><text:span text:style-name="T6">textarea</text:span><text:span text:style-name="T8">&gt;</text:span></text:p>
      <text:p text:style-name="P13"><text:span text:style-name="T8">&lt;</text:span><text:span text:style-name="T6">span</text:span> <text:span text:style-name="T5">aria-label</text:span>=<text:span text:style-name="T4">"required"</text:span><text:span text:style-name="T8">&gt;</text:span>Ce champ est obligatoire<text:span text:style-name="T8">&lt;/</text:span><text:span text:style-name="T6">span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</text:span><text:span text:style-name="T6">div</text:span> <text:span text:style-name="T5">class</text:span>=<text:span text:style-name="T4">"col-md-12 d-flex flex-row-reverse"</text:span><text:span text:style-name="T8">&gt;</text:span></text:p>
      <text:p text:style-name="P13"><text:span text:style-name="T8">&lt;</text:span><text:span text:style-name="T6">button</text:span> <text:span text:style-name="T5">type</text:span>=<text:span text:style-name="T4">"submit"</text:span> <text:span text:style-name="T5">class</text:span>=<text:span text:style-name="T4">"btn btn-primary"</text:span> <text:span text:style-name="T5">onclick</text:span>=<text:span text:style-name="T4">"</text:span><text:span text:style-name="T2">envoicommande</text:span><text:span text:style-name="T4">()"</text:span><text:span text:style-name="T8">&gt;</text:span>Envoyer<text:span text:style-name="T8">&lt;/</text:span><text:span text:style-name="T6">button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/</text:span><text:span text:style-name="T6">form</text:span><text:span text:style-name="T8">&gt;</text:span></text:p>
      <text:p text:style-name="P19"/>
      <text:p text:style-name="P13"><text:span text:style-name="T8">&lt;/</text:span><text:span text:style-name="T6">div</text:span><text:span text:style-name="T8">&gt;</text:span></text:p>
      <text:p text:style-name="P13"><text:span text:style-name="T8">&lt;/</text:span><text:span text:style-name="T6">div</text:span><text:span text:style-name="T8">&gt;</text:span></text:p>
      <text:p text:style-name="P19"/>
      <text:p text:style-name="P13"><text:span text:style-name="T8">&lt;/</text:span><text:span text:style-name="T6">main</text:span><text:span text:style-name="T8">&gt;</text:span></text:p>
      <text:p text:style-name="P19"/>
      <text:p text:style-name="P8"><text:soft-page-break/>&lt;!-- **************************** PHP TEST FORMULAIRE PAGE COMMANDE: Pour traiter mon formulaire ************************************ --&gt;</text:p>
      <text:p text:style-name="P3">&lt;?php</text:p>
      <text:p text:style-name="P13"><text:span text:style-name="T3">require_once</text:span><text:span text:style-name="T11">(</text:span><text:span text:style-name="T4">"mailer_commande.php"</text:span><text:span text:style-name="T11">);</text:span></text:p>
      <text:p text:style-name="P13"><text:span text:style-name="T3">if</text:span><text:span text:style-name="T11"> (</text:span><text:span text:style-name="T5">$_SERVER</text:span><text:span text:style-name="T11">[</text:span><text:span text:style-name="T4">'REQUEST_METHOD'</text:span><text:span text:style-name="T11">] == </text:span><text:span text:style-name="T4">'POST'</text:span><text:span text:style-name="T11">) {</text:span></text:p>
      <text:p text:style-name="P13"><text:span text:style-name="T5">$currentDate</text:span><text:span text:style-name="T11"> = </text:span><text:span text:style-name="T2">Date</text:span><text:span text:style-name="T11">(</text:span><text:span text:style-name="T4">"d-m-Y"</text:span><text:span text:style-name="T11">);</text:span></text:p>
      <text:p text:style-name="P8">// Traitement des données du formulaire</text:p>
      <text:p text:style-name="P13"><text:span text:style-name="T5">$nomprenom</text:span><text:span text:style-name="T11"> = </text:span><text:span text:style-name="T5">$_POST</text:span><text:span text:style-name="T11">[</text:span><text:span text:style-name="T4">'nomprenom'</text:span><text:span text:style-name="T11">];</text:span></text:p>
      <text:p text:style-name="P13"><text:span text:style-name="T5">$mail</text:span><text:span text:style-name="T11"> = </text:span><text:span text:style-name="T5">$_POST</text:span><text:span text:style-name="T11">[</text:span><text:span text:style-name="T4">'mail'</text:span><text:span text:style-name="T11">];</text:span></text:p>
      <text:p text:style-name="P13"><text:span text:style-name="T5">$phone2</text:span><text:span text:style-name="T11"> = </text:span><text:span text:style-name="T5">$_POST</text:span><text:span text:style-name="T11">[</text:span><text:span text:style-name="T4">'phone2'</text:span><text:span text:style-name="T11">];</text:span></text:p>
      <text:p text:style-name="P13"><text:span text:style-name="T5">$adresse</text:span><text:span text:style-name="T11"> = </text:span><text:span text:style-name="T5">$_POST</text:span><text:span text:style-name="T11">[</text:span><text:span text:style-name="T4">'adresse'</text:span><text:span text:style-name="T11">];</text:span></text:p>
      <text:p text:style-name="P13"><text:span text:style-name="T5">$quantite</text:span><text:span text:style-name="T11"> = </text:span><text:span text:style-name="T5">$_POST</text:span><text:span text:style-name="T11">[</text:span><text:span text:style-name="T4">'quantite'</text:span><text:span text:style-name="T11">];</text:span></text:p>
      <text:p text:style-name="P13"><text:span text:style-name="T5">$total</text:span><text:span text:style-name="T11"> = </text:span><text:span text:style-name="T5">$plat</text:span><text:span text:style-name="T11">[</text:span><text:span text:style-name="T4">'prix'</text:span><text:span text:style-name="T11">] * </text:span><text:span text:style-name="T5">$quantite</text:span><text:span text:style-name="T11">;</text:span></text:p>
      <text:p text:style-name="P13"><text:span text:style-name="T5">$email_sent</text:span><text:span text:style-name="T11"> = </text:span><text:span text:style-name="T2">envoi_mail</text:span><text:span text:style-name="T11">(</text:span><text:span text:style-name="T5">$nomprenom</text:span><text:span text:style-name="T11">, </text:span><text:span text:style-name="T5">$mail</text:span><text:span text:style-name="T11">, </text:span><text:span text:style-name="T5">$adresse</text:span><text:span text:style-name="T11">, </text:span><text:span text:style-name="T5">$plat</text:span><text:span text:style-name="T11">[</text:span><text:span text:style-name="T4">'libelle'</text:span><text:span text:style-name="T11">], </text:span><text:span text:style-name="T5">$quantite</text:span><text:span text:style-name="T11">, </text:span><text:span text:style-name="T5">$total</text:span><text:span text:style-name="T11">);</text:span></text:p>
      <text:p text:style-name="P13"><text:span text:style-name="T3">if</text:span><text:span text:style-name="T11"> (</text:span><text:span text:style-name="T5">$email_sent</text:span><text:span text:style-name="T11">) {</text:span></text:p>
      <text:p text:style-name="P13"><text:span text:style-name="T2">echo</text:span><text:span text:style-name="T11"> </text:span><text:span text:style-name="T4">"Les informations saisies dans ce formulaire ont été enregistrées avec succès: le </text:span><text:span text:style-name="T5">$currentDate</text:span><text:span text:style-name="T4">"</text:span><text:span text:style-name="T11">;</text:span></text:p>
      <text:p text:style-name="P13"><text:span text:style-name="T11">} </text:span><text:span text:style-name="T3">else</text:span><text:span text:style-name="T11"> {</text:span></text:p>
      <text:p text:style-name="P13"><text:span text:style-name="T2">echo</text:span><text:span text:style-name="T11"> </text:span><text:span text:style-name="T4">"Erreur lors de l'envoi de l'email"</text:span><text:span text:style-name="T11">;</text:span></text:p>
      <text:p text:style-name="P6">}</text:p>
      <text:p text:style-name="P6">}</text:p>
      <text:p text:style-name="P3">?&gt;</text:p>
      <text:p text:style-name="P19"/>
      <text:p text:style-name="P8">&lt;!-- ICI MON FOOTER OU PIED DE PAGE AVEC LES LOGOS --&gt;</text:p>
      <text:p text:style-name="P3">&lt;?php</text:p>
      <text:p text:style-name="P13"><text:span text:style-name="T3">require_once</text:span><text:span text:style-name="T11"> (</text:span><text:span text:style-name="T4">'php/footer.php'</text:span><text:span text:style-name="T11">);</text:span></text:p>
      <text:p text:style-name="P3">?&gt;</text:p>
      <text:p text:style-name="P15"/>
      <text:p text:style-name="P21"/>
      <text:p text:style-name="P21"/>
      <text:p text:style-name="P12"><text:span text:style-name="T10">travail à faire </text:span><text:span text:style-name="T14">: </text:span><text:span text:style-name="T1">E</text:span><text:span text:style-name="T12">n</text:span><text:span text:style-name="T1"> respectant le format de ma page, </text:span><text:span text:style-name="T14">faire appel à la base de données. </text:span><text:span text:style-name="T12">Je veux que mes clients aient la possibilité de se connecter à leur espace ou de créer un compte client. Chaque nouvel utili</text:span><text:span text:style-name="T19">sa</text:span><text:span text:style-name="T12">teur est enregistré dans ma base de données thedistrict dans la table « utilisateur ». </text:span></text:p>
      <text:p text:style-name="P5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1:21:44.246384204</meta:creation-date>
    <dc:date>2024-08-01T12:00:38.402022704</dc:date>
    <meta:editing-duration>PT12M52S</meta:editing-duration>
    <meta:editing-cycles>4</meta:editing-cycles>
    <meta:generator>LibreOffice/7.6.7.2$Linux_X86_64 LibreOffice_project/60$Build-2</meta:generator>
    <meta:document-statistic meta:table-count="0" meta:image-count="0" meta:object-count="0" meta:page-count="15" meta:paragraph-count="526" meta:word-count="2599" meta:character-count="22703" meta:non-whitespace-character-count="20641"/>
  </office:meta>
</office:document-meta>
</file>